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Hoja 1">
        <office:forms/>
        <table:table-column table:number-columns-repeated="1024"/>
        <table:table-row>
          <table:table-cell table:style-name="ce0" office:value-type="string">
            <text:p>id</text:p>
          </table:table-cell>
          <table:table-cell table:style-name="ce0" office:value-type="string">
            <text:p>Obxecto</text:p>
          </table:table-cell>
          <table:table-cell table:style-name="ce0" office:value-type="string">
            <text:p>Tipo de procedemento</text:p>
          </table:table-cell>
          <table:table-cell table:style-name="ce0" office:value-type="string">
            <text:p>Nº lotes</text:p>
          </table:table-cell>
          <table:table-cell table:style-name="ce0" office:value-type="string">
            <text:p>Orzamento base de licitación</text:p>
          </table:table-cell>
          <table:table-cell table:style-name="ce0" office:value-type="string">
            <text:p>Tipo de contrato</text:p>
          </table:table-cell>
          <table:table-cell table:style-name="ce0" office:value-type="string">
            <text:p>Sistema de contratación</text:p>
          </table:table-cell>
          <table:table-cell table:style-name="ce0" office:value-type="string">
            <text:p>Compra pública estratéxica</text:p>
          </table:table-cell>
          <table:table-cell table:style-name="ce0" office:value-type="string">
            <text:p>Enderezo do acordo marco:</text:p>
          </table:table-cell>
          <table:table-cell table:style-name="ce0" office:value-type="string">
            <text:p>Obxecto</text:p>
          </table:table-cell>
          <table:table-cell table:style-name="ce0" office:value-type="string">
            <text:p>Operadores</text:p>
          </table:table-cell>
          <table:table-cell table:style-name="ce0" office:value-type="string">
            <text:p>Máximo</text:p>
          </table:table-cell>
          <table:table-cell table:style-name="ce0" office:value-type="string">
            <text:p>Prazo execución acordo marco</text:p>
          </table:table-cell>
          <table:table-cell table:style-name="ce0" office:value-type="string">
            <text:p>Enderezo do acordo marco:</text:p>
          </table:table-cell>
          <table:table-cell table:style-name="ce0" office:value-type="string">
            <text:p>Enderezos dos derivados do acordo marco:</text:p>
          </table:table-cell>
          <table:table-cell table:style-name="ce0" office:value-type="string">
            <text:p>Data de difusión en Contratos Públicos de Galicia:</text:p>
          </table:table-cell>
          <table:table-cell table:style-name="ce0" office:value-type="string">
            <text:p>Selo:</text:p>
          </table:table-cell>
          <table:table-cell table:style-name="ce0" office:value-type="string">
            <text:p>Lugar:</text:p>
          </table:table-cell>
          <table:table-cell table:style-name="ce0" office:value-type="string">
            <text:p>Data e hora:</text:p>
          </table:table-cell>
          <table:table-cell table:style-name="ce0" office:value-type="string">
            <text:p>Horario do rexistro:</text:p>
          </table:table-cell>
          <table:table-cell table:style-name="ce0" office:value-type="string">
            <text:p>Modificado:</text:p>
          </table:table-cell>
          <table:table-cell table:style-name="ce0" office:value-type="string">
            <text:p>Prórroga:</text:p>
          </table:table-cell>
          <table:table-cell table:style-name="ce0" office:value-type="string">
            <text:p>Lugar:</text:p>
          </table:table-cell>
          <table:table-cell table:style-name="ce0" office:value-type="string">
            <text:p>Data e hora:</text:p>
          </table:table-cell>
          <table:table-cell table:style-name="ce0" office:value-type="string">
            <text:p>Acto:</text:p>
          </table:table-cell>
          <table:table-cell table:style-name="ce0" office:value-type="string">
            <text:p>Lugar:</text:p>
          </table:table-cell>
          <table:table-cell table:style-name="ce0" office:value-type="string">
            <text:p>Data e hora:</text:p>
          </table:table-cell>
          <table:table-cell table:style-name="ce0" office:value-type="string">
            <text:p>Modificado:</text:p>
          </table:table-cell>
          <table:table-cell table:style-name="ce0" office:value-type="string">
            <text:p>Prórroga:</text:p>
          </table:table-cell>
          <table:table-cell table:style-name="ce0" office:value-type="string">
            <text:p>Modificado:</text:p>
          </table:table-cell>
          <table:table-cell table:style-name="ce0" office:value-type="string">
            <text:p>Prórroga:</text:p>
          </table:table-cell>
          <table:table-cell table:style-name="ce0" office:value-type="string">
            <text:p>Prórroga:</text:p>
          </table:table-cell>
          <table:table-cell table:number-columns-repeated="992"/>
        </table:table-row>
        <table:table-row>
          <table:table-cell table:style-name="ce0" office:value-type="float" office:value="785184">
            <text:p>785184</text:p>
          </table:table-cell>
          <table:table-cell table:style-name="ce0" office:value-type="string">
            <text:p>MELLORA DOS CAMIÑOS MUNICIPAIS DE ACCESO A BUISÁN proxecto incluído no Plan Provincial Único de Cooperación cos Concellos 2020.</text:p>
          </table:table-cell>
          <table:table-cell table:style-name="ce0" office:value-type="string">
            <text:p>Aberto simplificado</text:p>
          </table:table-cell>
          <table:table-cell table:style-name="ce0" office:value-type="string">
            <text:p>_</text:p>
          </table:table-cell>
          <table:table-cell table:style-name="ce0" office:value-type="string">
            <text:p>51.940,4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5184</text:p>
          </table:table-cell>
          <table:table-cell table:style-name="ce0" office:value-type="string">
            <text:p>Por agora, non existen derivados deste acordo marco.</text:p>
          </table:table-cell>
          <table:table-cell table:style-name="ce0" office:value-type="string">
            <text:p>15-10-2020 10:19</text:p>
          </table:table-cell>
          <table:table-cell table:style-name="ce0" office:value-type="string">
            <text:p>PR RWEB01 2020/1416334</text:p>
          </table:table-cell>
          <table:table-cell table:style-name="ce0" office:value-type="string">
            <text:p>Casa Consistorial do Concello de Becerreá. Praza do Concello s/n 27640-Becerreá</text:p>
          </table:table-cell>
          <table:table-cell table:style-name="ce0" office:value-type="string">
            <text:p>04/11/2020 11: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5189">
            <text:p>785189</text:p>
          </table:table-cell>
          <table:table-cell table:style-name="ce0" office:value-type="string">
            <text:p>Aforro e eficiencia enerxética na iluminación pública nas zonas de Concepción Arenal II e Domaio, no Concello de Moaña (IDAE mem 2)</text:p>
          </table:table-cell>
          <table:table-cell table:style-name="ce0" office:value-type="string">
            <text:p>Aberto simplificado</text:p>
          </table:table-cell>
          <table:table-cell table:style-name="ce0" office:value-type="string">
            <text:p>_</text:p>
          </table:table-cell>
          <table:table-cell table:style-name="ce0" office:value-type="string">
            <text:p>119.355,09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5189</text:p>
          </table:table-cell>
          <table:table-cell table:style-name="ce0" office:value-type="string">
            <text:p>Por agora, non existen derivados deste acordo marco.</text:p>
          </table:table-cell>
          <table:table-cell table:style-name="ce0" office:value-type="string">
            <text:p>15-10-2020 14:04</text:p>
          </table:table-cell>
          <table:table-cell table:style-name="ce0" office:value-type="string">
            <text:p>PR RWEB01 2020/1418800</text:p>
          </table:table-cell>
          <table:table-cell table:style-name="ce0" office:value-type="string">
            <text:p>05/11/2020 12:00</text:p>
          </table:table-cell>
          <table:table-cell table:style-name="ce0" office:value-type="string">
            <text:p>http://silex.conselleriadefacenda.es</text:p>
          </table:table-cell>
          <table:table-cell table:style-name="ce0" office:value-type="string">
            <text:p>Só se admite a presentación electrónica das oferta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5187">
            <text:p>785187</text:p>
          </table:table-cell>
          <table:table-cell table:style-name="ce0" office:value-type="string">
            <text:p>Aforro e eficiencia enerxética na iluminación pública nas zonas de Ameixoada e Concepción Arenal I, no Concello de Moaña (IDAE mem 1)</text:p>
          </table:table-cell>
          <table:table-cell table:style-name="ce0" office:value-type="string">
            <text:p>Aberto simplificado</text:p>
          </table:table-cell>
          <table:table-cell table:style-name="ce0" office:value-type="string">
            <text:p>_</text:p>
          </table:table-cell>
          <table:table-cell table:style-name="ce0" office:value-type="string">
            <text:p>126.438,08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5187</text:p>
          </table:table-cell>
          <table:table-cell table:style-name="ce0" office:value-type="string">
            <text:p>Por agora, non existen derivados deste acordo marco.</text:p>
          </table:table-cell>
          <table:table-cell table:style-name="ce0" office:value-type="string">
            <text:p>15-10-2020 13:38</text:p>
          </table:table-cell>
          <table:table-cell table:style-name="ce0" office:value-type="string">
            <text:p>PR RWEB01 2020/1418591</text:p>
          </table:table-cell>
          <table:table-cell table:style-name="ce0" office:value-type="string">
            <text:p>05/11/2020 14:00</text:p>
          </table:table-cell>
          <table:table-cell table:style-name="ce0" office:value-type="string">
            <text:p>http://silex.conselleriadefacenda.es</text:p>
          </table:table-cell>
          <table:table-cell table:style-name="ce0" office:value-type="string">
            <text:p>Só se admite presentación electrónica das oferta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5190">
            <text:p>785190</text:p>
          </table:table-cell>
          <table:table-cell table:style-name="ce0" office:value-type="string">
            <text:p>Formigón para adecuación de camiños municipais en diversas localizacións de O Concello de O Saviñao</text:p>
          </table:table-cell>
          <table:table-cell table:style-name="ce0" office:value-type="string">
            <text:p>Aberto simplificado</text:p>
          </table:table-cell>
          <table:table-cell table:style-name="ce0" office:value-type="string">
            <text:p>_</text:p>
          </table:table-cell>
          <table:table-cell table:style-name="ce0" office:value-type="string">
            <text:p>57.358,84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5190</text:p>
          </table:table-cell>
          <table:table-cell table:style-name="ce0" office:value-type="string">
            <text:p>Por agora, non existen derivados deste acordo marco.</text:p>
          </table:table-cell>
          <table:table-cell table:style-name="ce0" office:value-type="string">
            <text:p>15-10-2020 14:31</text:p>
          </table:table-cell>
          <table:table-cell table:style-name="ce0" office:value-type="string">
            <text:p>PR RWEB01 2020/1419159</text:p>
          </table:table-cell>
          <table:table-cell table:style-name="ce0" office:value-type="string">
            <text:p>Rexistro Xeral de O Concello de O Saviñao</text:p>
          </table:table-cell>
          <table:table-cell table:style-name="ce0" office:value-type="string">
            <text:p>05/11/2020 14: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5186">
            <text:p>785186</text:p>
          </table:table-cell>
          <table:table-cell table:style-name="ce0" office:value-type="string">
            <text:p>Contrato de servizo de diversos seguros de Vilanova de Arousa Lote 1. Danos materiais. Lote 2. Flota de Vehículos. Lote 3. Seguro de Responsabilidade Civil/Patrimonial. lote 4 Responsabilidade de Autoridades e Persoal.</text:p>
          </table:table-cell>
          <table:table-cell table:style-name="ce0" office:value-type="string">
            <text:p>Abertos</text:p>
          </table:table-cell>
          <table:table-cell table:style-name="ce0" office:value-type="float" office:value="4">
            <text:p>4</text:p>
          </table:table-cell>
          <table:table-cell table:style-name="ce0" office:value-type="string">
            <text:p>94.00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5186</text:p>
          </table:table-cell>
          <table:table-cell table:style-name="ce0" office:value-type="string">
            <text:p>Por agora, non existen derivados deste acordo marco.</text:p>
          </table:table-cell>
          <table:table-cell table:style-name="ce0" office:value-type="string">
            <text:p>15-10-2020 13:54</text:p>
          </table:table-cell>
          <table:table-cell table:style-name="ce0" office:value-type="string">
            <text:p>PR RWEB01 2020/1418725</text:p>
          </table:table-cell>
          <table:table-cell table:style-name="ce0" office:value-type="string">
            <text:p>Rexistro Xeral do Concello de Vilanova de Arousa. Praza do Concello, número 1. CP 36620. Vilanova de Arousa. Provincia de Pontevedra.</text:p>
          </table:table-cell>
          <table:table-cell table:style-name="ce0" office:value-type="string">
            <text:p>05/11/2020 14:00</text:p>
          </table:table-cell>
          <table:table-cell table:style-name="ce0" office:value-type="string">
            <text:p>Mañá: 09:00  a  14:00 Tarde: (Luns a Venres)</text:p>
          </table:table-cell>
          <table:table-cell table:style-name="ce0" office:value-type="string">
            <text:p>05/11/2020 14:00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4173">
            <text:p>784173</text:p>
          </table:table-cell>
          <table:table-cell table:style-name="ce0" office:value-type="string">
            <text:p>Xestión da produción audiovisual</text:p>
          </table:table-cell>
          <table:table-cell table:style-name="ce0" office:value-type="string">
            <text:p>Abertos</text:p>
          </table:table-cell>
          <table:table-cell table:style-name="ce0" office:value-type="string">
            <text:p>_</text:p>
          </table:table-cell>
          <table:table-cell table:style-name="ce0" office:value-type="string">
            <text:p>130.146,46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As ofertas deben presentarse a través da Plataforma electrónica de licitación do Parlamento de Galicia: https://licitacion.parlamentodegalicia.gal/</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4173</text:p>
          </table:table-cell>
          <table:table-cell table:style-name="ce0" office:value-type="string">
            <text:p>Por agora, non existen derivados deste acordo marco.</text:p>
          </table:table-cell>
          <table:table-cell table:style-name="ce0" office:value-type="string">
            <text:p>15-10-2020 11:20</text:p>
          </table:table-cell>
          <table:table-cell table:style-name="ce0" office:value-type="string">
            <text:p>PR RWEB01 2020/1417206</text:p>
          </table:table-cell>
          <table:table-cell table:style-name="ce0" office:value-type="string">
            <text:p>16/11/2020 23:59</text:p>
          </table:table-cell>
          <table:table-cell table:style-name="ce0" office:value-type="string">
            <text:p>https://licitacion.parlamentodegalicia.gal/</text:p>
          </table:table-cell>
          <table:table-cell table:style-name="ce0" office:value-type="string">
            <text:p>As ofertas deben presentarse a través da Plataforma electrónica de licitación do Parlamento de Galicia:</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0792">
            <text:p>770792</text:p>
          </table:table-cell>
          <table:table-cell table:style-name="ce0" office:value-type="string">
            <text:p>Subministración de mobiliario do albergue de Vigo (2020/053)</text:p>
          </table:table-cell>
          <table:table-cell table:style-name="ce0" office:value-type="string">
            <text:p>Aberto simplificado</text:p>
          </table:table-cell>
          <table:table-cell table:style-name="ce0" office:value-type="string">
            <text:p>_</text:p>
          </table:table-cell>
          <table:table-cell table:style-name="ce0" office:value-type="string">
            <text:p>84.781,8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0792</text:p>
          </table:table-cell>
          <table:table-cell table:style-name="ce0" office:value-type="string">
            <text:p>Por agora, non existen derivados deste acordo marco.</text:p>
          </table:table-cell>
          <table:table-cell table:style-name="ce0" office:value-type="string">
            <text:p>14-10-2020 09:12</text:p>
          </table:table-cell>
          <table:table-cell table:style-name="ce0" office:value-type="string">
            <text:p>PR RWEB01 2020/1406052</text:p>
          </table:table-cell>
          <table:table-cell table:style-name="ce0" office:value-type="string">
            <text:p>29/10/2020 23:59</text:p>
          </table:table-cell>
          <table:table-cell table:style-name="ce0" office:value-type="string">
            <text:p>https://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4176">
            <text:p>784176</text:p>
          </table:table-cell>
          <table:table-cell table:style-name="ce0" office:value-type="string">
            <text:p>Contratación das obras de Acondicionamento de Accesos a Constante (Obra nº 114 do Plan Único de Cooperación cos Concellos 2020) e descritas no proxecto denominado Rexeneración do Pavimento dos Accesos ao núcleo de Constante.</text:p>
          </table:table-cell>
          <table:table-cell table:style-name="ce0" office:value-type="string">
            <text:p>Aberto simplificado</text:p>
          </table:table-cell>
          <table:table-cell table:style-name="ce0" office:value-type="string">
            <text:p>_</text:p>
          </table:table-cell>
          <table:table-cell table:style-name="ce0" office:value-type="string">
            <text:p>111.474,32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4176</text:p>
          </table:table-cell>
          <table:table-cell table:style-name="ce0" office:value-type="string">
            <text:p>Por agora, non existen derivados deste acordo marco.</text:p>
          </table:table-cell>
          <table:table-cell table:style-name="ce0" office:value-type="string">
            <text:p>14-10-2020 20:24</text:p>
          </table:table-cell>
          <table:table-cell table:style-name="ce0" office:value-type="string">
            <text:p>PR RWEB01 2020/1411698</text:p>
          </table:table-cell>
          <table:table-cell table:style-name="ce0" office:value-type="string">
            <text:p>Casa Consistorial do Concello de Guntín sita en Crta. de Santiago nº12 (27.211 Guntín) - Lugo</text:p>
          </table:table-cell>
          <table:table-cell table:style-name="ce0" office:value-type="string">
            <text:p>03/11/2020 14:00</text:p>
          </table:table-cell>
          <table:table-cell table:style-name="ce0" office:value-type="string">
            <text:p>Mañá: 09:00  a  14:00 Tarde: (Luns a Venres)</text:p>
          </table:table-cell>
          <table:table-cell table:style-name="ce0" office:value-type="string">
            <text:p>03/11/2020 14:00 (para a remisión do anuncio da imposición en correos)</text:p>
          </table:table-cell>
          <table:table-cell table:style-name="ce0" office:value-type="string">
            <text:p>982320088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4175">
            <text:p>784175</text:p>
          </table:table-cell>
          <table:table-cell table:style-name="ce0" office:value-type="string">
            <text:p>Adquisición de vehículo eléctrico para conservación e mantemento ambiental no Concello de Pol.</text:p>
          </table:table-cell>
          <table:table-cell table:style-name="ce0" office:value-type="string">
            <text:p>Aberto supersimplificado</text:p>
          </table:table-cell>
          <table:table-cell table:style-name="ce0" office:value-type="string">
            <text:p>_</text:p>
          </table:table-cell>
          <table:table-cell table:style-name="ce0" office:value-type="string">
            <text:p>36.500,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4175</text:p>
          </table:table-cell>
          <table:table-cell table:style-name="ce0" office:value-type="string">
            <text:p>Por agora, non existen derivados deste acordo marco.</text:p>
          </table:table-cell>
          <table:table-cell table:style-name="ce0" office:value-type="string">
            <text:p>14-10-2020 16:42</text:p>
          </table:table-cell>
          <table:table-cell table:style-name="ce0" office:value-type="string">
            <text:p>PR RWEB01 2020/1411209</text:p>
          </table:table-cell>
          <table:table-cell table:style-name="ce0" office:value-type="string">
            <text:p>Rexistro xeral do Concello de Pol</text:p>
          </table:table-cell>
          <table:table-cell table:style-name="ce0" office:value-type="string">
            <text:p>28/10/2020 14:00</text:p>
          </table:table-cell>
          <table:table-cell table:style-name="ce0" office:value-type="string">
            <text:p>Mañá: 09:00  a  14:00 Tarde: (Luns a Venres)</text:p>
          </table:table-cell>
          <table:table-cell table:style-name="ce0" office:value-type="string">
            <text:p>28/10/2020 14:00 (para a remisión do anuncio da imposición en correos)</text:p>
          </table:table-cell>
          <table:table-cell table:style-name="ce0" office:value-type="string">
            <text:p>982345330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69300">
            <text:p>769300</text:p>
          </table:table-cell>
          <table:table-cell table:style-name="ce0" office:value-type="string">
            <text:p>Pavimentación dos camiños de titularidade municipal de acceso a O Bargo, de O Bargo a límite municipal, Vilasusa e Carreira Chá.</text:p>
          </table:table-cell>
          <table:table-cell table:style-name="ce0" office:value-type="string">
            <text:p>Aberto simplificado</text:p>
          </table:table-cell>
          <table:table-cell table:style-name="ce0" office:value-type="string">
            <text:p>_</text:p>
          </table:table-cell>
          <table:table-cell table:style-name="ce0" office:value-type="string">
            <text:p>53.276,3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69300</text:p>
          </table:table-cell>
          <table:table-cell table:style-name="ce0" office:value-type="string">
            <text:p>Por agora, non existen derivados deste acordo marco.</text:p>
          </table:table-cell>
          <table:table-cell table:style-name="ce0" office:value-type="string">
            <text:p>14-10-2020 14:20</text:p>
          </table:table-cell>
          <table:table-cell table:style-name="ce0" office:value-type="string">
            <text:p>PR RWEB01 2020/1410324</text:p>
          </table:table-cell>
          <table:table-cell table:style-name="ce0" office:value-type="string">
            <text:p>Concello de Trabada. Rúa do Concello, número 15.</text:p>
          </table:table-cell>
          <table:table-cell table:style-name="ce0" office:value-type="string">
            <text:p>03/11/2020 15:30</text:p>
          </table:table-cell>
          <table:table-cell table:style-name="ce0" office:value-type="string">
            <text:p>Mañá: 08:00  a  15:30 Tarde: (Luns a Venres)</text:p>
          </table:table-cell>
          <table:table-cell table:style-name="ce0" office:value-type="string">
            <text:p>03/11/2020 20:00 (para a remisión do anuncio da imposición en correos)</text:p>
          </table:table-cell>
          <table:table-cell table:style-name="ce0" office:value-type="string">
            <text:p>982135257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4169">
            <text:p>784169</text:p>
          </table:table-cell>
          <table:table-cell table:style-name="ce0" office:value-type="string">
            <text:p>Reposición del firme en la Pista Veiga 2 - Viveiro</text:p>
          </table:table-cell>
          <table:table-cell table:style-name="ce0" office:value-type="string">
            <text:p>Aberto supersimplificado</text:p>
          </table:table-cell>
          <table:table-cell table:style-name="ce0" office:value-type="string">
            <text:p>_</text:p>
          </table:table-cell>
          <table:table-cell table:style-name="ce0" office:value-type="string">
            <text:p>25.000,0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4169</text:p>
          </table:table-cell>
          <table:table-cell table:style-name="ce0" office:value-type="string">
            <text:p>Por agora, non existen derivados deste acordo marco.</text:p>
          </table:table-cell>
          <table:table-cell table:style-name="ce0" office:value-type="string">
            <text:p>14-10-2020 09:55</text:p>
          </table:table-cell>
          <table:table-cell table:style-name="ce0" office:value-type="string">
            <text:p>PR RWEB01 2020/1406796</text:p>
          </table:table-cell>
          <table:table-cell table:style-name="ce0" office:value-type="string">
            <text:p>Registro del Ayuntamiento de Viveiro Plaza Mayor, 19-20 Viveiro (Lugo)</text:p>
          </table:table-cell>
          <table:table-cell table:style-name="ce0" office:value-type="string">
            <text:p>28/10/2020 14: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4172">
            <text:p>784172</text:p>
          </table:table-cell>
          <table:table-cell table:style-name="ce0" office:value-type="string">
            <text:p>Servizo de asistencia Técnica e Economica en materia de contratación administrativa e no ámbito da aprobación ou modificacion de ordenanzas</text:p>
          </table:table-cell>
          <table:table-cell table:style-name="ce0" office:value-type="string">
            <text:p>Aberto simplificado</text:p>
          </table:table-cell>
          <table:table-cell table:style-name="ce0" office:value-type="string">
            <text:p>_</text:p>
          </table:table-cell>
          <table:table-cell table:style-name="ce0" office:value-type="string">
            <text:p>53.527,25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4172</text:p>
          </table:table-cell>
          <table:table-cell table:style-name="ce0" office:value-type="string">
            <text:p>Por agora, non existen derivados deste acordo marco.</text:p>
          </table:table-cell>
          <table:table-cell table:style-name="ce0" office:value-type="string">
            <text:p>14-10-2020 14:15</text:p>
          </table:table-cell>
          <table:table-cell table:style-name="ce0" office:value-type="string">
            <text:p>PR RWEB01 2020/1410241</text:p>
          </table:table-cell>
          <table:table-cell table:style-name="ce0" office:value-type="string">
            <text:p>05/11/2020 13:59</text:p>
          </table:table-cell>
          <table:table-cell table:style-name="ce0" office:value-type="string">
            <text:p>http://silex.conselleriadefacenda.es/SILEX</text:p>
          </table:table-cell>
          <table:table-cell table:style-name="ce0" office:value-type="string">
            <text:p>Solo licitación electrónica</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4170">
            <text:p>784170</text:p>
          </table:table-cell>
          <table:table-cell table:style-name="ce0" office:value-type="string">
            <text:p>AB-GLR1-20-061. Suministro de un Captador Tiroideo para Galaria, Empresa Pública de Servizos Sanitarios, S.A.</text:p>
          </table:table-cell>
          <table:table-cell table:style-name="ce0" office:value-type="string">
            <text:p>Abertos</text:p>
          </table:table-cell>
          <table:table-cell table:style-name="ce0" office:value-type="string">
            <text:p>_</text:p>
          </table:table-cell>
          <table:table-cell table:style-name="ce0" office:value-type="string">
            <text:p>33.880,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4170</text:p>
          </table:table-cell>
          <table:table-cell table:style-name="ce0" office:value-type="string">
            <text:p>Por agora, non existen derivados deste acordo marco.</text:p>
          </table:table-cell>
          <table:table-cell table:style-name="ce0" office:value-type="string">
            <text:p>14-10-2020 12:07</text:p>
          </table:table-cell>
          <table:table-cell table:style-name="ce0" office:value-type="string">
            <text:p>PR RWEB01 2020/1408438</text:p>
          </table:table-cell>
          <table:table-cell table:style-name="ce0" office:value-type="string">
            <text:p>EDIFICIO ADMINISTRATIVO DE SAN LÁZARO SAN LÁZARO, S/N 3ª PLANTA 15703 SANTIAGO DE COMPOSTELA</text:p>
          </table:table-cell>
          <table:table-cell table:style-name="ce0" office:value-type="string">
            <text:p>02/11/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578">
            <text:p>780578</text:p>
          </table:table-cell>
          <table:table-cell table:style-name="ce0" office:value-type="string">
            <text:p>Adecuación de local e montaxe expositiva "o lebre de Casarizas, unha vida de máquinas e inventos"</text:p>
          </table:table-cell>
          <table:table-cell table:style-name="ce0" office:value-type="string">
            <text:p>Aberto simplificado</text:p>
          </table:table-cell>
          <table:table-cell table:style-name="ce0" office:value-type="string">
            <text:p>_</text:p>
          </table:table-cell>
          <table:table-cell table:style-name="ce0" office:value-type="string">
            <text:p>74.036,6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78</text:p>
          </table:table-cell>
          <table:table-cell table:style-name="ce0" office:value-type="string">
            <text:p>Por agora, non existen derivados deste acordo marco.</text:p>
          </table:table-cell>
          <table:table-cell table:style-name="ce0" office:value-type="string">
            <text:p>13-10-2020 13:58</text:p>
          </table:table-cell>
          <table:table-cell table:style-name="ce0" office:value-type="string">
            <text:p>PR RWEB01 2020/1400329</text:p>
          </table:table-cell>
          <table:table-cell table:style-name="ce0" office:value-type="string">
            <text:p>Casa do Concello- A Peroxa nº 83-32150 A Peroxa-Ourense</text:p>
          </table:table-cell>
          <table:table-cell table:style-name="ce0" office:value-type="string">
            <text:p>03/11/2020 14: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2583">
            <text:p>782583</text:p>
          </table:table-cell>
          <table:table-cell table:style-name="ce0" office:value-type="string">
            <text:p>OBRAS DE MELLORA EN AVENIDA DE NAVIA proxecto incluído no Plan Provincial Único de Cooperación cos Concellos 2020</text:p>
          </table:table-cell>
          <table:table-cell table:style-name="ce0" office:value-type="string">
            <text:p>Aberto simplificado</text:p>
          </table:table-cell>
          <table:table-cell table:style-name="ce0" office:value-type="string">
            <text:p>_</text:p>
          </table:table-cell>
          <table:table-cell table:style-name="ce0" office:value-type="string">
            <text:p>180.899,91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2583</text:p>
          </table:table-cell>
          <table:table-cell table:style-name="ce0" office:value-type="string">
            <text:p>Por agora, non existen derivados deste acordo marco.</text:p>
          </table:table-cell>
          <table:table-cell table:style-name="ce0" office:value-type="string">
            <text:p>13-10-2020 10:58</text:p>
          </table:table-cell>
          <table:table-cell table:style-name="ce0" office:value-type="string">
            <text:p>PR RWEB01 2020/1397141</text:p>
          </table:table-cell>
          <table:table-cell table:style-name="ce0" office:value-type="string">
            <text:p>Casa Consistorial do Concello de Becerreá. Praza do Concello s/n 27640-Becerreá</text:p>
          </table:table-cell>
          <table:table-cell table:style-name="ce0" office:value-type="string">
            <text:p>02/11/2020 14: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2584">
            <text:p>782584</text:p>
          </table:table-cell>
          <table:table-cell table:style-name="ce0" office:value-type="string">
            <text:p>Servizo de axuda no fogar (SAF)</text:p>
          </table:table-cell>
          <table:table-cell table:style-name="ce0" office:value-type="string">
            <text:p>Abertos</text:p>
          </table:table-cell>
          <table:table-cell table:style-name="ce0" office:value-type="string">
            <text:p>_</text:p>
          </table:table-cell>
          <table:table-cell table:style-name="ce0" office:value-type="string">
            <text:p>599.04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2584</text:p>
          </table:table-cell>
          <table:table-cell table:style-name="ce0" office:value-type="string">
            <text:p>Por agora, non existen derivados deste acordo marco.</text:p>
          </table:table-cell>
          <table:table-cell table:style-name="ce0" office:value-type="string">
            <text:p>13-10-2020 13:02</text:p>
          </table:table-cell>
          <table:table-cell table:style-name="ce0" office:value-type="string">
            <text:p>PR RWEB01 2020/1399580</text:p>
          </table:table-cell>
          <table:table-cell table:style-name="ce0" office:value-type="string">
            <text:p>Concello de Meira, praza do Concello, s/n, 27240 Meira</text:p>
          </table:table-cell>
          <table:table-cell table:style-name="ce0" office:value-type="string">
            <text:p>02/11/2020 13:00</text:p>
          </table:table-cell>
          <table:table-cell table:style-name="ce0" office:value-type="string">
            <text:p>Mañá: 09:00  a  13: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2582">
            <text:p>782582</text:p>
          </table:table-cell>
          <table:table-cell table:style-name="ce0" office:value-type="string">
            <text:p>Operación de crédito a curto prazo</text:p>
          </table:table-cell>
          <table:table-cell table:style-name="ce0" office:value-type="string">
            <text:p>Abertos</text:p>
          </table:table-cell>
          <table:table-cell table:style-name="ce0" office:value-type="string">
            <text:p>_</text:p>
          </table:table-cell>
          <table:table-cell table:style-name="ce0" office:value-type="string">
            <text:p>100,00 con IVE</text:p>
          </table:table-cell>
          <table:table-cell table:style-name="ce0" office:value-type="string">
            <text:p>Privad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2582</text:p>
          </table:table-cell>
          <table:table-cell table:style-name="ce0" office:value-type="string">
            <text:p>Por agora, non existen derivados deste acordo marco.</text:p>
          </table:table-cell>
          <table:table-cell table:style-name="ce0" office:value-type="string">
            <text:p>13-10-2020 10:52</text:p>
          </table:table-cell>
          <table:table-cell table:style-name="ce0" office:value-type="string">
            <text:p>PR RWEB01 2020/1397089</text:p>
          </table:table-cell>
          <table:table-cell table:style-name="ce0" office:value-type="string">
            <text:p>Praza do Concello,s/n, 27240 Meira (Lugo)</text:p>
          </table:table-cell>
          <table:table-cell table:style-name="ce0" office:value-type="string">
            <text:p>23/10/2020 14: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2588">
            <text:p>782588</text:p>
          </table:table-cell>
          <table:table-cell table:style-name="ce0" office:value-type="string">
            <text:p>Aluguer vivenda municipal nº 5.</text:p>
          </table:table-cell>
          <table:table-cell table:style-name="ce0" office:value-type="string">
            <text:p>Abertos</text:p>
          </table:table-cell>
          <table:table-cell table:style-name="ce0" office:value-type="string">
            <text:p>_</text:p>
          </table:table-cell>
          <table:table-cell table:style-name="ce0" office:value-type="string">
            <text:p>1.221,24 con IVE</text:p>
          </table:table-cell>
          <table:table-cell table:style-name="ce0" office:value-type="string">
            <text:p>Privad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2588</text:p>
          </table:table-cell>
          <table:table-cell table:style-name="ce0" office:value-type="string">
            <text:p>Por agora, non existen derivados deste acordo marco.</text:p>
          </table:table-cell>
          <table:table-cell table:style-name="ce0" office:value-type="string">
            <text:p>13-10-2020 13:57</text:p>
          </table:table-cell>
          <table:table-cell table:style-name="ce0" office:value-type="string">
            <text:p>PR RWEB01 2020/1400317</text:p>
          </table:table-cell>
          <table:table-cell table:style-name="ce0" office:value-type="string">
            <text:p>Concello do Incio, Praza de España 1, 27346 O Incio (Lugo)</text:p>
          </table:table-cell>
          <table:table-cell table:style-name="ce0" office:value-type="string">
            <text:p>28/10/2020 15:00</text:p>
          </table:table-cell>
          <table:table-cell table:style-name="ce0" office:value-type="string">
            <text:p>Mañá: 08:00  a  15:00 Tarde: (Luns a Venres)</text:p>
          </table:table-cell>
          <table:table-cell table:style-name="ce0" office:value-type="string">
            <text:p>28/10/2020 15:00 (para a remisión do anuncio da imposición en correos)</text:p>
          </table:table-cell>
          <table:table-cell table:style-name="ce0" office:value-type="string">
            <text:p>982427100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2581">
            <text:p>782581</text:p>
          </table:table-cell>
          <table:table-cell table:style-name="ce0" office:value-type="string">
            <text:p>Pavimentación de accesos a los núcleos de Pacios y Santalla: contrato menor de obras.</text:p>
          </table:table-cell>
          <table:table-cell table:style-name="ce0" office:value-type="string">
            <text:p>Abertos</text:p>
          </table:table-cell>
          <table:table-cell table:style-name="ce0" office:value-type="string">
            <text:p>_</text:p>
          </table:table-cell>
          <table:table-cell table:style-name="ce0" office:value-type="string">
            <text:p>37.068,7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2581</text:p>
          </table:table-cell>
          <table:table-cell table:style-name="ce0" office:value-type="string">
            <text:p>Por agora, non existen derivados deste acordo marco.</text:p>
          </table:table-cell>
          <table:table-cell table:style-name="ce0" office:value-type="string">
            <text:p>13-10-2020 08:29</text:p>
          </table:table-cell>
          <table:table-cell table:style-name="ce0" office:value-type="string">
            <text:p>PR RWEB01 2020/1394937</text:p>
          </table:table-cell>
          <table:table-cell table:style-name="ce0" office:value-type="string">
            <text:p>Concello do Incio, Praza de España 1, 27346 O Incio (Lugo)</text:p>
          </table:table-cell>
          <table:table-cell table:style-name="ce0" office:value-type="string">
            <text:p>23/10/2020 15:00</text:p>
          </table:table-cell>
          <table:table-cell table:style-name="ce0" office:value-type="string">
            <text:p>Mañá: 08:00  a  15:00 Tarde: (Luns a Venres)</text:p>
          </table:table-cell>
          <table:table-cell table:style-name="ce0" office:value-type="string">
            <text:p>23/10/2020 15:00 (para a remisión do anuncio da imposición en correos)</text:p>
          </table:table-cell>
          <table:table-cell table:style-name="ce0" office:value-type="string">
            <text:p>982427100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2585">
            <text:p>782585</text:p>
          </table:table-cell>
          <table:table-cell table:style-name="ce0" office:value-type="string">
            <text:p>Servicio de dirección de obra y coordinación de seguridad y salud para la ejecución del proyecto: "APARCAMIENTO EN SUPERFICIE PARA EL NUEVO CENTRO DE SALUD DE PEREIRO DE AGUIAR"</text:p>
          </table:table-cell>
          <table:table-cell table:style-name="ce0" office:value-type="string">
            <text:p>Aberto simplificado</text:p>
          </table:table-cell>
          <table:table-cell table:style-name="ce0" office:value-type="string">
            <text:p>_</text:p>
          </table:table-cell>
          <table:table-cell table:style-name="ce0" office:value-type="string">
            <text:p>4.84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2585</text:p>
          </table:table-cell>
          <table:table-cell table:style-name="ce0" office:value-type="string">
            <text:p>Por agora, non existen derivados deste acordo marco.</text:p>
          </table:table-cell>
          <table:table-cell table:style-name="ce0" office:value-type="string">
            <text:p>13-10-2020 13:25</text:p>
          </table:table-cell>
          <table:table-cell table:style-name="ce0" office:value-type="string">
            <text:p>PR RWEB01 2020/1399907</text:p>
          </table:table-cell>
          <table:table-cell table:style-name="ce0" office:value-type="string">
            <text:p>28/10/2020 23:59</text:p>
          </table:table-cell>
          <table:table-cell table:style-name="ce0" office:value-type="string">
            <text:p>https://silex.conselleriadefacenda.es/SLE_Internet/</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2586">
            <text:p>782586</text:p>
          </table:table-cell>
          <table:table-cell table:style-name="ce0" office:value-type="string">
            <text:p>Servizo de soporte especializado e mantemento correctivo e evolutivo do sistema de xestión de persoal (CEPAL CG) do Consorcio Galego de Servizos de Igualdade e Benestar</text:p>
          </table:table-cell>
          <table:table-cell table:style-name="ce0" office:value-type="string">
            <text:p>Aberto supersimplificado</text:p>
          </table:table-cell>
          <table:table-cell table:style-name="ce0" office:value-type="string">
            <text:p>_</text:p>
          </table:table-cell>
          <table:table-cell table:style-name="ce0" office:value-type="string">
            <text:p>41.684,5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2586</text:p>
          </table:table-cell>
          <table:table-cell table:style-name="ce0" office:value-type="string">
            <text:p>Por agora, non existen derivados deste acordo marco.</text:p>
          </table:table-cell>
          <table:table-cell table:style-name="ce0" office:value-type="string">
            <text:p>13-10-2020 14:24</text:p>
          </table:table-cell>
          <table:table-cell table:style-name="ce0" office:value-type="string">
            <text:p>PR RWEB01 2020/1400728</text:p>
          </table:table-cell>
          <table:table-cell table:style-name="ce0" office:value-type="string">
            <text:p>28/10/2020 14:00</text:p>
          </table:table-cell>
          <table:table-cell table:style-name="ce0" office:value-type="string">
            <text:p>http://www.conselleriadefacenda.es/silex</text:p>
          </table:table-cell>
          <table:table-cell table:style-name="ce0" office:value-type="string">
            <text:p>A documentación presentarase exclusivamente a través do Sistema de licitación electrónica da Xunta de Galicia (SILEX) no seguinte enderezo: 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801">
            <text:p>781801</text:p>
          </table:table-cell>
          <table:table-cell table:style-name="ce0" office:value-type="string">
            <text:p>Aforro e eficiencia enerxética na potablilizadora de Fachita ( Baralla)</text:p>
          </table:table-cell>
          <table:table-cell table:style-name="ce0" office:value-type="string">
            <text:p>Aberto simplificado</text:p>
          </table:table-cell>
          <table:table-cell table:style-name="ce0" office:value-type="string">
            <text:p>_</text:p>
          </table:table-cell>
          <table:table-cell table:style-name="ce0" office:value-type="string">
            <text:p>127.923,6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801</text:p>
          </table:table-cell>
          <table:table-cell table:style-name="ce0" office:value-type="string">
            <text:p>Por agora, non existen derivados deste acordo marco.</text:p>
          </table:table-cell>
          <table:table-cell table:style-name="ce0" office:value-type="string">
            <text:p>09-10-2020 09:26</text:p>
          </table:table-cell>
          <table:table-cell table:style-name="ce0" office:value-type="string">
            <text:p>PR RWEB01 2020/1385136</text:p>
          </table:table-cell>
          <table:table-cell table:style-name="ce0" office:value-type="string">
            <text:p>29/10/2020 23:59</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356">
            <text:p>781356</text:p>
          </table:table-cell>
          <table:table-cell table:style-name="ce0" office:value-type="string">
            <text:p>Subministración de furgoneta eléctrica para o Punto Limpo</text:p>
          </table:table-cell>
          <table:table-cell table:style-name="ce0" office:value-type="string">
            <text:p>Aberto simplificado</text:p>
          </table:table-cell>
          <table:table-cell table:style-name="ce0" office:value-type="string">
            <text:p>_</text:p>
          </table:table-cell>
          <table:table-cell table:style-name="ce0" office:value-type="string">
            <text:p>36.000,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56</text:p>
          </table:table-cell>
          <table:table-cell table:style-name="ce0" office:value-type="string">
            <text:p>Por agora, non existen derivados deste acordo marco.</text:p>
          </table:table-cell>
          <table:table-cell table:style-name="ce0" office:value-type="string">
            <text:p>09-10-2020 09:08</text:p>
          </table:table-cell>
          <table:table-cell table:style-name="ce0" office:value-type="string">
            <text:p>PR RWEB01 2020/1384962</text:p>
          </table:table-cell>
          <table:table-cell table:style-name="ce0" office:value-type="string">
            <text:p>Oficina do Rexistro Xeral do Concello de Nigrán</text:p>
          </table:table-cell>
          <table:table-cell table:style-name="ce0" office:value-type="string">
            <text:p>26/10/2020 14: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802">
            <text:p>781802</text:p>
          </table:table-cell>
          <table:table-cell table:style-name="ce0" office:value-type="string">
            <text:p>Pavimentación de accesos a los núcleos de Calvos, Noceda y Castelo: contrato menor de obras</text:p>
          </table:table-cell>
          <table:table-cell table:style-name="ce0" office:value-type="string">
            <text:p>Abertos</text:p>
          </table:table-cell>
          <table:table-cell table:style-name="ce0" office:value-type="string">
            <text:p>_</text:p>
          </table:table-cell>
          <table:table-cell table:style-name="ce0" office:value-type="string">
            <text:p>24.057,74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802</text:p>
          </table:table-cell>
          <table:table-cell table:style-name="ce0" office:value-type="string">
            <text:p>Por agora, non existen derivados deste acordo marco.</text:p>
          </table:table-cell>
          <table:table-cell table:style-name="ce0" office:value-type="string">
            <text:p>09-10-2020 14:31</text:p>
          </table:table-cell>
          <table:table-cell table:style-name="ce0" office:value-type="string">
            <text:p>PR RWEB01 2020/1389443</text:p>
          </table:table-cell>
          <table:table-cell table:style-name="ce0" office:value-type="string">
            <text:p>CONCELLO DO INCIO, PRAZA DE ESPAÑA 1, 27346 O INCIO (LUGO)</text:p>
          </table:table-cell>
          <table:table-cell table:style-name="ce0" office:value-type="string">
            <text:p>22/10/2020 15:00</text:p>
          </table:table-cell>
          <table:table-cell table:style-name="ce0" office:value-type="string">
            <text:p>Mañá: 08:00  a  15:00 Tarde: (Luns a Venres)</text:p>
          </table:table-cell>
          <table:table-cell table:style-name="ce0" office:value-type="string">
            <text:p>22/10/2020 15:00 (para a remisión do anuncio da imposición en correos)</text:p>
          </table:table-cell>
          <table:table-cell table:style-name="ce0" office:value-type="string">
            <text:p>982427100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804">
            <text:p>781804</text:p>
          </table:table-cell>
          <table:table-cell table:style-name="ce0" office:value-type="string">
            <text:p>AB-GLR1-20-068. Suministro de mobiliario general y de oficina para los Servicios de Medicina Nuclear y Oncología Radioterápica del Hospital Meixoerio de Vigo.</text:p>
          </table:table-cell>
          <table:table-cell table:style-name="ce0" office:value-type="string">
            <text:p>Abertos</text:p>
          </table:table-cell>
          <table:table-cell table:style-name="ce0" office:value-type="float" office:value="4">
            <text:p>4</text:p>
          </table:table-cell>
          <table:table-cell table:style-name="ce0" office:value-type="string">
            <text:p>134.802,47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804</text:p>
          </table:table-cell>
          <table:table-cell table:style-name="ce0" office:value-type="string">
            <text:p>Por agora, non existen derivados deste acordo marco.</text:p>
          </table:table-cell>
          <table:table-cell table:style-name="ce0" office:value-type="string">
            <text:p>09-10-2020 17:05</text:p>
          </table:table-cell>
          <table:table-cell table:style-name="ce0" office:value-type="string">
            <text:p>PR RWEB01 2020/1390309</text:p>
          </table:table-cell>
          <table:table-cell table:style-name="ce0" office:value-type="string">
            <text:p>EDIFICIO ADMINISTRATIVO DE SAN LÁZARO SAN LÁZARO, S/N 3ª PLANTA 15703 SANTIAGO DE COMPOSTELA</text:p>
          </table:table-cell>
          <table:table-cell table:style-name="ce0" office:value-type="string">
            <text:p>30/10/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348">
            <text:p>781348</text:p>
          </table:table-cell>
          <table:table-cell table:style-name="ce0" office:value-type="string">
            <text:p>Mellora de camiños de acceso a parcelas no núcleo de Mendoia</text:p>
          </table:table-cell>
          <table:table-cell table:style-name="ce0" office:value-type="string">
            <text:p>Aberto simplificado</text:p>
          </table:table-cell>
          <table:table-cell table:style-name="ce0" office:value-type="string">
            <text:p>_</text:p>
          </table:table-cell>
          <table:table-cell table:style-name="ce0" office:value-type="string">
            <text:p>48.830,76 con IVE</text:p>
          </table:table-cell>
          <table:table-cell table:style-name="ce0" office:value-type="string">
            <text:p>Concesión de obras</text:p>
          </table:table-cell>
          <table:table-cell table:style-name="ce0" office:value-type="string">
            <text:p>Establecemento do acordo marco</text:p>
          </table:table-cell>
          <table:table-cell table:style-name="ce0" office:value-type="float" office:value="0">
            <text:p>0</text:p>
          </table:table-cell>
          <table:table-cell table:style-name="ce0" office:value-type="string">
            <text:p>Non</text:p>
          </table:table-cell>
          <table:table-cell table:style-name="ce0" office:value-type="string">
            <text:p>0 Ano(s) 3 Mes(es)</text:p>
          </table:table-cell>
          <table:table-cell table:style-name="ce0" office:value-type="string">
            <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3Meses</text:p>
          </table:table-cell>
          <table:table-cell table:style-name="ce0" office:value-type="string">
            <text:p>https://www.contratosdegalicia.gal/licitacion?N=781348</text:p>
          </table:table-cell>
          <table:table-cell table:style-name="ce0" office:value-type="string">
            <text:p>Por agora, non existen derivados deste acordo marco.</text:p>
          </table:table-cell>
          <table:table-cell table:style-name="ce0" office:value-type="string">
            <text:p>08-10-2020 13:09</text:p>
          </table:table-cell>
          <table:table-cell table:style-name="ce0" office:value-type="string">
            <text:p>PR RWEB01 2020/1380657</text:p>
          </table:table-cell>
          <table:table-cell table:style-name="ce0" office:value-type="string">
            <text:p>Rexistro do Concello de A Pobra de Trives</text:p>
          </table:table-cell>
          <table:table-cell table:style-name="ce0" office:value-type="string">
            <text:p>28/10/2020 23:59</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069">
            <text:p>781069</text:p>
          </table:table-cell>
          <table:table-cell table:style-name="ce0" office:value-type="string">
            <text:p>Adquisición de vehículo con plataforma elevadora dotada de cesta de traballo en altura.</text:p>
          </table:table-cell>
          <table:table-cell table:style-name="ce0" office:value-type="string">
            <text:p>Aberto simplificado</text:p>
          </table:table-cell>
          <table:table-cell table:style-name="ce0" office:value-type="string">
            <text:p>_</text:p>
          </table:table-cell>
          <table:table-cell table:style-name="ce0" office:value-type="string">
            <text:p>76.215,48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069</text:p>
          </table:table-cell>
          <table:table-cell table:style-name="ce0" office:value-type="string">
            <text:p>Por agora, non existen derivados deste acordo marco.</text:p>
          </table:table-cell>
          <table:table-cell table:style-name="ce0" office:value-type="string">
            <text:p>08-10-2020 10:19</text:p>
          </table:table-cell>
          <table:table-cell table:style-name="ce0" office:value-type="string">
            <text:p>PR RWEB01 2020/1378248</text:p>
          </table:table-cell>
          <table:table-cell table:style-name="ce0" office:value-type="string">
            <text:p>26/10/2020 14: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347">
            <text:p>781347</text:p>
          </table:table-cell>
          <table:table-cell table:style-name="ce0" office:value-type="string">
            <text:p>Contratación en régimen de arrendamiento, sin opción a compra, de los dispositivos de impresión (impresoras, fotocopiadoras, escáneres, multifuncionales, etc.) la puesta a disposición de los equipos y accesorios y el mantenimiento de estos en estado de funcionamiento óptimo en los términos y con el alcance que se recoge en el pliego técnico.</text:p>
          </table:table-cell>
          <table:table-cell table:style-name="ce0" office:value-type="string">
            <text:p>Abertos</text:p>
          </table:table-cell>
          <table:table-cell table:style-name="ce0" office:value-type="string">
            <text:p>_</text:p>
          </table:table-cell>
          <table:table-cell table:style-name="ce0" office:value-type="string">
            <text:p>39.402,71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47</text:p>
          </table:table-cell>
          <table:table-cell table:style-name="ce0" office:value-type="string">
            <text:p>Por agora, non existen derivados deste acordo marco.</text:p>
          </table:table-cell>
          <table:table-cell table:style-name="ce0" office:value-type="string">
            <text:p>08-10-2020 12:56</text:p>
          </table:table-cell>
          <table:table-cell table:style-name="ce0" office:value-type="string">
            <text:p>PR RWEB01 2020/1380334</text:p>
          </table:table-cell>
          <table:table-cell table:style-name="ce0" office:value-type="string">
            <text:p>24/10/2020 00:00</text:p>
          </table:table-cell>
          <table:table-cell table:style-name="ce0" office:value-type="string">
            <text:p>http://mercurio.altia.es/SLE_Internet/concelloobarco</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361">
            <text:p>781361</text:p>
          </table:table-cell>
          <table:table-cell table:style-name="ce0" office:value-type="string">
            <text:p>Pavimentación de accesos a Barreiro, Foilebar, Covelas y Martín: contrato menor de obras.</text:p>
          </table:table-cell>
          <table:table-cell table:style-name="ce0" office:value-type="string">
            <text:p>Abertos</text:p>
          </table:table-cell>
          <table:table-cell table:style-name="ce0" office:value-type="string">
            <text:p>_</text:p>
          </table:table-cell>
          <table:table-cell table:style-name="ce0" office:value-type="string">
            <text:p>32.846,1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61</text:p>
          </table:table-cell>
          <table:table-cell table:style-name="ce0" office:value-type="string">
            <text:p>Por agora, non existen derivados deste acordo marco.</text:p>
          </table:table-cell>
          <table:table-cell table:style-name="ce0" office:value-type="string">
            <text:p>08-10-2020 14:55</text:p>
          </table:table-cell>
          <table:table-cell table:style-name="ce0" office:value-type="string">
            <text:p>PR RWEB01 2020/1382222</text:p>
          </table:table-cell>
          <table:table-cell table:style-name="ce0" office:value-type="string">
            <text:p>CONCELLO DO INCIO, PRZA. ESPAÑA 1, 27346 O INCIO (LUGO)</text:p>
          </table:table-cell>
          <table:table-cell table:style-name="ce0" office:value-type="string">
            <text:p>16/10/2020 15:00</text:p>
          </table:table-cell>
          <table:table-cell table:style-name="ce0" office:value-type="string">
            <text:p>Mañá: 08:00  a  15:00 Tarde: (Luns a Venres)</text:p>
          </table:table-cell>
          <table:table-cell table:style-name="ce0" office:value-type="string">
            <text:p>16/10/2020 15:00 (para a remisión do anuncio da imposición en correos)</text:p>
          </table:table-cell>
          <table:table-cell table:style-name="ce0" office:value-type="string">
            <text:p>982427100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359">
            <text:p>781359</text:p>
          </table:table-cell>
          <table:table-cell table:style-name="ce0" office:value-type="string">
            <text:p>Pavimentación de accesos a los núcleos de Cabude y Rendar: contrato menor de obras.</text:p>
          </table:table-cell>
          <table:table-cell table:style-name="ce0" office:value-type="string">
            <text:p>Abertos</text:p>
          </table:table-cell>
          <table:table-cell table:style-name="ce0" office:value-type="string">
            <text:p>_</text:p>
          </table:table-cell>
          <table:table-cell table:style-name="ce0" office:value-type="string">
            <text:p>24.757,35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59</text:p>
          </table:table-cell>
          <table:table-cell table:style-name="ce0" office:value-type="string">
            <text:p>Por agora, non existen derivados deste acordo marco.</text:p>
          </table:table-cell>
          <table:table-cell table:style-name="ce0" office:value-type="string">
            <text:p>08-10-2020 14:46</text:p>
          </table:table-cell>
          <table:table-cell table:style-name="ce0" office:value-type="string">
            <text:p>PR RWEB01 2020/1382072</text:p>
          </table:table-cell>
          <table:table-cell table:style-name="ce0" office:value-type="string">
            <text:p>CONCELLO DO INCIO, PRZA. ESPAÑA 1, 27346 O INCIO (LUGO)</text:p>
          </table:table-cell>
          <table:table-cell table:style-name="ce0" office:value-type="string">
            <text:p>16/10/2020 15:00</text:p>
          </table:table-cell>
          <table:table-cell table:style-name="ce0" office:value-type="string">
            <text:p>Mañá: 08:00  a  15:00 Tarde: (Luns a Venres)</text:p>
          </table:table-cell>
          <table:table-cell table:style-name="ce0" office:value-type="string">
            <text:p>16/10/2020 15:00 (para a remisión do anuncio da imposición en correos)</text:p>
          </table:table-cell>
          <table:table-cell table:style-name="ce0" office:value-type="string">
            <text:p>982427100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360">
            <text:p>781360</text:p>
          </table:table-cell>
          <table:table-cell table:style-name="ce0" office:value-type="string">
            <text:p>Contrato de suministro de Hormigón para adecuación camino municipales en Outeiro-Candaira, Vilacaiz, Vilatán, Gallego, Marrube-Castiñeiras, Touza, Forcados,San Vitorio, San Vitorio-As Trabes, Segán, Agra y Vilarello</text:p>
          </table:table-cell>
          <table:table-cell table:style-name="ce0" office:value-type="string">
            <text:p>Aberto supersimplificado</text:p>
          </table:table-cell>
          <table:table-cell table:style-name="ce0" office:value-type="string">
            <text:p>_</text:p>
          </table:table-cell>
          <table:table-cell table:style-name="ce0" office:value-type="string">
            <text:p>29.593,39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60</text:p>
          </table:table-cell>
          <table:table-cell table:style-name="ce0" office:value-type="string">
            <text:p>Por agora, non existen derivados deste acordo marco.</text:p>
          </table:table-cell>
          <table:table-cell table:style-name="ce0" office:value-type="string">
            <text:p>08-10-2020 14:39</text:p>
          </table:table-cell>
          <table:table-cell table:style-name="ce0" office:value-type="string">
            <text:p>PR RWEB01 2020/1381979</text:p>
          </table:table-cell>
          <table:table-cell table:style-name="ce0" office:value-type="string">
            <text:p>Rexistro Xeral de O Concello de O Saviñao</text:p>
          </table:table-cell>
          <table:table-cell table:style-name="ce0" office:value-type="string">
            <text:p>23/10/2020 14: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358">
            <text:p>781358</text:p>
          </table:table-cell>
          <table:table-cell table:style-name="ce0" office:value-type="string">
            <text:p>AB-ASO1-20-032. Arrendamiento con opción de compra de equipamiento informático con destino al Área Sanitaria de Ourense, Verín y O Barco de Valdeorras</text:p>
          </table:table-cell>
          <table:table-cell table:style-name="ce0" office:value-type="string">
            <text:p>Aberto supersimplificado</text:p>
          </table:table-cell>
          <table:table-cell table:style-name="ce0" office:value-type="string">
            <text:p>_</text:p>
          </table:table-cell>
          <table:table-cell table:style-name="ce0" office:value-type="string">
            <text:p>41.745,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58</text:p>
          </table:table-cell>
          <table:table-cell table:style-name="ce0" office:value-type="string">
            <text:p>Por agora, non existen derivados deste acordo marco.</text:p>
          </table:table-cell>
          <table:table-cell table:style-name="ce0" office:value-type="string">
            <text:p>08-10-2020 13:28</text:p>
          </table:table-cell>
          <table:table-cell table:style-name="ce0" office:value-type="string">
            <text:p>PR RWEB01 2020/1380922</text:p>
          </table:table-cell>
          <table:table-cell table:style-name="ce0" office:value-type="string">
            <text:p>El expediente se licitará a través del sistema de licitación electrónica de la Xunta de Galicia (SILEX). Modo de acceso: www.conselleriadefacenda.es/silex</text:p>
          </table:table-cell>
          <table:table-cell table:style-name="ce0" office:value-type="string">
            <text:p>26/10/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354">
            <text:p>781354</text:p>
          </table:table-cell>
          <table:table-cell table:style-name="ce0" office:value-type="string">
            <text:p>Subministración de mobiliario para o parque de bombeiros depentendes do Consorcio.</text:p>
          </table:table-cell>
          <table:table-cell table:style-name="ce0" office:value-type="string">
            <text:p>Aberto supersimplificado</text:p>
          </table:table-cell>
          <table:table-cell table:style-name="ce0" office:value-type="string">
            <text:p>_</text:p>
          </table:table-cell>
          <table:table-cell table:style-name="ce0" office:value-type="string">
            <text:p>21.804,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54</text:p>
          </table:table-cell>
          <table:table-cell table:style-name="ce0" office:value-type="string">
            <text:p>Por agora, non existen derivados deste acordo marco.</text:p>
          </table:table-cell>
          <table:table-cell table:style-name="ce0" office:value-type="string">
            <text:p>08-10-2020 12:39</text:p>
          </table:table-cell>
          <table:table-cell table:style-name="ce0" office:value-type="string">
            <text:p>PR RWEB01 2020/1380070</text:p>
          </table:table-cell>
          <table:table-cell table:style-name="ce0" office:value-type="string">
            <text:p>26/10/2020 10:00</text:p>
          </table:table-cell>
          <table:table-cell table:style-name="ce0" office:value-type="string">
            <text:p>https://community.vortal.biz/PRODPublic/Tendering/ContractNoticeManagement/Index?SkinName=consorciopontevedra&amp;Page=login&amp;AuthorityVat=P3600036B</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357">
            <text:p>781357</text:p>
          </table:table-cell>
          <table:table-cell table:style-name="ce0" office:value-type="string">
            <text:p>Subministro de botellas de aire comprimido respirable para o parque de bombeiros.</text:p>
          </table:table-cell>
          <table:table-cell table:style-name="ce0" office:value-type="string">
            <text:p>Aberto supersimplificado</text:p>
          </table:table-cell>
          <table:table-cell table:style-name="ce0" office:value-type="string">
            <text:p>_</text:p>
          </table:table-cell>
          <table:table-cell table:style-name="ce0" office:value-type="string">
            <text:p>41.492,11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57</text:p>
          </table:table-cell>
          <table:table-cell table:style-name="ce0" office:value-type="string">
            <text:p>Por agora, non existen derivados deste acordo marco.</text:p>
          </table:table-cell>
          <table:table-cell table:style-name="ce0" office:value-type="string">
            <text:p>08-10-2020 13:26</text:p>
          </table:table-cell>
          <table:table-cell table:style-name="ce0" office:value-type="string">
            <text:p>PR RWEB01 2020/1380846</text:p>
          </table:table-cell>
          <table:table-cell table:style-name="ce0" office:value-type="string">
            <text:p>26/10/2020 10:00</text:p>
          </table:table-cell>
          <table:table-cell table:style-name="ce0" office:value-type="string">
            <text:p>https://community.vortal.biz/PRODPublic/Tendering/ContractNoticeManagement/Index?SkinName=consorciopontevedra&amp;Page=login&amp;AuthorityVat=P3600036B</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350">
            <text:p>781350</text:p>
          </table:table-cell>
          <table:table-cell table:style-name="ce0" office:value-type="string">
            <text:p>PASS025/20: Contratación do servicio de aluguer de tractor de eirugas, para actuacións en diversos MVMC localizados no sudeste da provincia de Ourense,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35.953,94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50</text:p>
          </table:table-cell>
          <table:table-cell table:style-name="ce0" office:value-type="string">
            <text:p>Por agora, non existen derivados deste acordo marco.</text:p>
          </table:table-cell>
          <table:table-cell table:style-name="ce0" office:value-type="string">
            <text:p>08-10-2020 14:15</text:p>
          </table:table-cell>
          <table:table-cell table:style-name="ce0" office:value-type="string">
            <text:p>PR RWEB01 2020/1381606</text:p>
          </table:table-cell>
          <table:table-cell table:style-name="ce0" office:value-type="string">
            <text:p>26/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349">
            <text:p>781349</text:p>
          </table:table-cell>
          <table:table-cell table:style-name="ce0" office:value-type="string">
            <text:p>PASS024/20: Contratación da Subministración da planta PINUS PINASTER EN VERÍN, DISTRITO FORESTAL XIV,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41.140,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49</text:p>
          </table:table-cell>
          <table:table-cell table:style-name="ce0" office:value-type="string">
            <text:p>Por agora, non existen derivados deste acordo marco.</text:p>
          </table:table-cell>
          <table:table-cell table:style-name="ce0" office:value-type="string">
            <text:p>08-10-2020 14:14</text:p>
          </table:table-cell>
          <table:table-cell table:style-name="ce0" office:value-type="string">
            <text:p>PR RWEB01 2020/1381596</text:p>
          </table:table-cell>
          <table:table-cell table:style-name="ce0" office:value-type="string">
            <text:p>26/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351">
            <text:p>781351</text:p>
          </table:table-cell>
          <table:table-cell table:style-name="ce0" office:value-type="string">
            <text:p>PAS004/20: Contratación do servizo de maquinaria pesada, incluído maquinista, para aburatado de plantacións forestais no MVMC Sobral ou Queirugas, concello de Verín por procedemento aberto simplificado, para a Empresa Pública de Servizos Agrarios Galegos, S.A. (SEAGA,S.A.)</text:p>
          </table:table-cell>
          <table:table-cell table:style-name="ce0" office:value-type="string">
            <text:p>Aberto simplificado</text:p>
          </table:table-cell>
          <table:table-cell table:style-name="ce0" office:value-type="string">
            <text:p>_</text:p>
          </table:table-cell>
          <table:table-cell table:style-name="ce0" office:value-type="string">
            <text:p>93.893,58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51</text:p>
          </table:table-cell>
          <table:table-cell table:style-name="ce0" office:value-type="string">
            <text:p>Por agora, non existen derivados deste acordo marco.</text:p>
          </table:table-cell>
          <table:table-cell table:style-name="ce0" office:value-type="string">
            <text:p>08-10-2020 14:17</text:p>
          </table:table-cell>
          <table:table-cell table:style-name="ce0" office:value-type="string">
            <text:p>PR RWEB01 2020/1381639</text:p>
          </table:table-cell>
          <table:table-cell table:style-name="ce0" office:value-type="string">
            <text:p>26/10/2020 14:1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0233">
            <text:p>770233</text:p>
          </table:table-cell>
          <table:table-cell table:style-name="ce0" office:value-type="string">
            <text:p>Mantemento dos elementos de extincion de lume da EPE Portos de Galicia</text:p>
          </table:table-cell>
          <table:table-cell table:style-name="ce0" office:value-type="string">
            <text:p>Aberto simplificado</text:p>
          </table:table-cell>
          <table:table-cell table:style-name="ce0" office:value-type="string">
            <text:p>_</text:p>
          </table:table-cell>
          <table:table-cell table:style-name="ce0" office:value-type="string">
            <text:p>54.600,16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0233</text:p>
          </table:table-cell>
          <table:table-cell table:style-name="ce0" office:value-type="string">
            <text:p>Por agora, non existen derivados deste acordo marco.</text:p>
          </table:table-cell>
          <table:table-cell table:style-name="ce0" office:value-type="string">
            <text:p>08-10-2020 10:32</text:p>
          </table:table-cell>
          <table:table-cell table:style-name="ce0" office:value-type="string">
            <text:p>PR RWEB01 2020/1378487</text:p>
          </table:table-cell>
          <table:table-cell table:style-name="ce0" office:value-type="string">
            <text:p>26/10/2020 14: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584">
            <text:p>780584</text:p>
          </table:table-cell>
          <table:table-cell table:style-name="ce0" office:value-type="string">
            <text:p>Servizo de redacción do proxecto de construción dun parque acuático no Complexo Lúdico Deportivo de Monterrei no Concello do Pereiro de Aguiar (Ourense)</text:p>
          </table:table-cell>
          <table:table-cell table:style-name="ce0" office:value-type="string">
            <text:p>Abertos</text:p>
          </table:table-cell>
          <table:table-cell table:style-name="ce0" office:value-type="string">
            <text:p>_</text:p>
          </table:table-cell>
          <table:table-cell table:style-name="ce0" office:value-type="string">
            <text:p>251.415,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As persoas que desexen visitar o Complexo de Monterrei deberán remitir unha solicitude ao Servizo de Deportes de Ourense a través do enderezo: deportes.ourense@xunta.gal. Está dispoñible un modelo de solicitude no apartado "Documentos"</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84</text:p>
          </table:table-cell>
          <table:table-cell table:style-name="ce0" office:value-type="string">
            <text:p>Por agora, non existen derivados deste acordo marco.</text:p>
          </table:table-cell>
          <table:table-cell table:style-name="ce0" office:value-type="string">
            <text:p>08-10-2020 12:28</text:p>
          </table:table-cell>
          <table:table-cell table:style-name="ce0" office:value-type="string">
            <text:p>PR RWEB01 2020/1379968</text:p>
          </table:table-cell>
          <table:table-cell table:style-name="ce0" office:value-type="string">
            <text:p>26/10/2020 14:00</text:p>
          </table:table-cell>
          <table:table-cell table:style-name="ce0" office:value-type="string">
            <text:p>https://silex.conselleriadefacenda.es/SLE_Internet/</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3666">
            <text:p>773666</text:p>
          </table:table-cell>
          <table:table-cell table:style-name="ce0" office:value-type="string">
            <text:p>606A-20 Asistencia técnica para fomentar a innovación e a transferencia de biotecnoloxía no ámbito da saúde e as tecnoloxías alimentarias ás micropemes</text:p>
          </table:table-cell>
          <table:table-cell table:style-name="ce0" office:value-type="string">
            <text:p>Abertos</text:p>
          </table:table-cell>
          <table:table-cell table:style-name="ce0" office:value-type="float" office:value="6">
            <text:p>6</text:p>
          </table:table-cell>
          <table:table-cell table:style-name="ce0" office:value-type="string">
            <text:p>218.768,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1. OBRIGA DE INSCRICIÓN NUN REXISTRO DE CONTRATISTAS De acordo co previsto no apartado k) da disposición adicional décimo sexta da Lei 9/2017, do 8 de novembro, de Contratos do Sector Público, para este procedemento os licitadores deberán estar inscritos ou ter solicitada a inscrición antes do remate de prazo de presentación de ofertas no Registro Oficial de Licitadores y Empresas Clasificadas del Sector Público (ROLECE) ou no Rexistro Xeral de Contratistas da Comunidade Autónoma de Galicia. 2. ACREDITACIÓN DE MEDIOS HUMANOS E MATERIAIS Tal como establecen as cláusulas 17.4 e 21.3 do PCAP, o adxudicatario deberá acreditar a efectiva disposición dos medios que se comprometerán a dedicar ou adscribir á execución do contrato, sendo esta unha obriga esencial do contrato. 3. USO DE MEDIOS TELEMÁTICOS. Segundo o establecido na cláusula 21.17 do PCAP, para o caso de uso de medios ou servizos telemáticos para a execución do contrato, o contratista deberá comunicar calquera cambio relativo á situación dos servidores ou dende onde se van prestar os servizos. 4. DIVISIÓN EN LOTES: 4.1. Lote 1: Programa JOIN-TFM/TFG 4.2. Lote 2: Programa BIO-ARGOS 4.3. Lote 3: Planificación e xestión de xornada específica de selección personal de alta cualificación 4.4. Lote 4: Servizos de financiamento público 4.5. Lote 5: Planificación e xestión de estancias internacionais 4.6. Lote 6: Servizos de comunicación " Poderán presentarse ofertas que non abarquen todos os lotes. " Poderá adxudicarse un máximo de 3 lotes a un mesmo licitador, co fin de facilitar a concorrencia de pequenas e medianas empresas. " No caso de que un licitador presente a mellor oferta para máis de 3 lotes, a USC decidirá cales lle adxudica, en función dos criterios seguintes: i) Maior importe do lote. ii) No caso de que o importe dalgún lote sexa coincidente, adxudicarase destes o que obtivese unha maior puntuación.</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3666</text:p>
          </table:table-cell>
          <table:table-cell table:style-name="ce0" office:value-type="string">
            <text:p>Por agora, non existen derivados deste acordo marco.</text:p>
          </table:table-cell>
          <table:table-cell table:style-name="ce0" office:value-type="string">
            <text:p>08-10-2020 14:44</text:p>
          </table:table-cell>
          <table:table-cell table:style-name="ce0" office:value-type="string">
            <text:p>PR RWEB01 2020/1382040</text:p>
          </table:table-cell>
          <table:table-cell table:style-name="ce0" office:value-type="string">
            <text:p>23/10/2020 14:00</text:p>
          </table:table-cell>
          <table:table-cell table:style-name="ce0" office:value-type="string">
            <text:p>http://www.conselleriadefacenda.es/silex</text:p>
          </table:table-cell>
          <table:table-cell table:style-name="ce0" office:value-type="string">
            <text:p>Só ofertas electrónicas. Presentación a través da plataforma electrónica SILEX</text:p>
          </table:table-cell>
          <table:table-cell table:style-name="ce0" office:value-type="string">
            <text:p>Acto - Non Público - Apertura de documentación administrativa (Arquivo electrónico A)</text:p>
          </table:table-cell>
          <table:table-cell table:style-name="ce0" office:value-type="string">
            <text:p>Sala de Xuntas. Casa da Balconada</text:p>
          </table:table-cell>
          <table:table-cell table:style-name="ce0" office:value-type="string">
            <text:p>27/10/2020 09:30</text:p>
          </table:table-cell>
          <table:table-cell table:style-name="ce0" office:value-type="string">
            <text:p>Acto - Non Público - Apertura de documentación técnica (Arquivo electrónico B)</text:p>
          </table:table-cell>
          <table:table-cell table:style-name="ce0" office:value-type="string">
            <text:p>Sala de Xuntas. Casa da Balconada</text:p>
          </table:table-cell>
          <table:table-cell table:style-name="ce0" office:value-type="string">
            <text:p>03/11/2020 09:30</text:p>
          </table:table-cell>
          <table:table-cell table:style-name="ce0" office:value-type="string">
            <text:p>Acto - Público - Apertura de proposta económica e criterios avaliables de forma automática (Arquivo electrónico C)</text:p>
          </table:table-cell>
          <table:table-cell table:style-name="ce0" office:value-type="string">
            <text:p>Sala de Xuntas. Casa da Balconada</text:p>
          </table:table-cell>
          <table:table-cell table:style-name="ce0" office:value-type="string">
            <text:p>12/11/2020 09:30</text:p>
          </table:table-cell>
          <table:table-cell table:style-name="ce0" office:value-type="string">
            <text:p/>
          </table:table-cell>
          <table:table-cell table:style-name="ce0" office:value-type="string">
            <text:p/>
          </table:table-cell>
          <table:table-cell table:number-columns-repeated="992"/>
        </table:table-row>
        <table:table-row>
          <table:table-cell table:style-name="ce0" office:value-type="float" office:value="781068">
            <text:p>781068</text:p>
          </table:table-cell>
          <table:table-cell table:style-name="ce0" office:value-type="string">
            <text:p>2842/2020 Licitación para subministración de enerxía eléctrica</text:p>
          </table:table-cell>
          <table:table-cell table:style-name="ce0" office:value-type="string">
            <text:p>Abertos</text:p>
          </table:table-cell>
          <table:table-cell table:style-name="ce0" office:value-type="float" office:value="6">
            <text:p>6</text:p>
          </table:table-cell>
          <table:table-cell table:style-name="ce0" office:value-type="string">
            <text:p>1.692.000,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068</text:p>
          </table:table-cell>
          <table:table-cell table:style-name="ce0" office:value-type="string">
            <text:p>Por agora, non existen derivados deste acordo marco.</text:p>
          </table:table-cell>
          <table:table-cell table:style-name="ce0" office:value-type="string">
            <text:p>07-10-2020 09:20</text:p>
          </table:table-cell>
          <table:table-cell table:style-name="ce0" office:value-type="string">
            <text:p>PR RWEB01 2020/1369771</text:p>
          </table:table-cell>
          <table:table-cell table:style-name="ce0" office:value-type="string">
            <text:p>12/11/2020 13:00</text:p>
          </table:table-cell>
          <table:table-cell table:style-name="ce0" office:value-type="string">
            <text:p>https://silex.conselleriadefacenda.es/SLE_Internet/</text:p>
          </table:table-cell>
          <table:table-cell table:style-name="ce0" office:value-type="string">
            <text:p>So se admitirán ofertas presentadas electrónicamente na plataforma 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076">
            <text:p>781076</text:p>
          </table:table-cell>
          <table:table-cell table:style-name="ce0" office:value-type="string">
            <text:p>Contrato de subministro de equipamento para a musealización do centro etnográfico José Rocha situado no Concello de Trabada.</text:p>
          </table:table-cell>
          <table:table-cell table:style-name="ce0" office:value-type="string">
            <text:p>Aberto simplificado</text:p>
          </table:table-cell>
          <table:table-cell table:style-name="ce0" office:value-type="string">
            <text:p>_</text:p>
          </table:table-cell>
          <table:table-cell table:style-name="ce0" office:value-type="string">
            <text:p>43.439,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076</text:p>
          </table:table-cell>
          <table:table-cell table:style-name="ce0" office:value-type="string">
            <text:p>Por agora, non existen derivados deste acordo marco.</text:p>
          </table:table-cell>
          <table:table-cell table:style-name="ce0" office:value-type="string">
            <text:p>07-10-2020 14:34</text:p>
          </table:table-cell>
          <table:table-cell table:style-name="ce0" office:value-type="string">
            <text:p>PR RWEB01 2020/1374029</text:p>
          </table:table-cell>
          <table:table-cell table:style-name="ce0" office:value-type="string">
            <text:p>Dependencias da Casa Consistorial do Concello de Trabada. Rúa do Concello número 15, CP:27765 Trabada ( Lugo ).</text:p>
          </table:table-cell>
          <table:table-cell table:style-name="ce0" office:value-type="string">
            <text:p>22/10/2020 15:30</text:p>
          </table:table-cell>
          <table:table-cell table:style-name="ce0" office:value-type="string">
            <text:p>Mañá: 08:00  a  15:30 Tarde: (Luns a Venres)</text:p>
          </table:table-cell>
          <table:table-cell table:style-name="ce0" office:value-type="string">
            <text:p>22/10/2020 20:00 (para a remisión do anuncio da imposición en correos)</text:p>
          </table:table-cell>
          <table:table-cell table:style-name="ce0" office:value-type="string">
            <text:p>982135257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075">
            <text:p>781075</text:p>
          </table:table-cell>
          <table:table-cell table:style-name="ce0" office:value-type="string">
            <text:p>AB-SER2-20-023. Suministro de mobiliario clínico con destino a los servicios de Medicina Nuclear y de Oncología Radioterápica del Hospital Meixoeiro de Vigo.</text:p>
          </table:table-cell>
          <table:table-cell table:style-name="ce0" office:value-type="string">
            <text:p>Abertos</text:p>
          </table:table-cell>
          <table:table-cell table:style-name="ce0" office:value-type="float" office:value="7">
            <text:p>7</text:p>
          </table:table-cell>
          <table:table-cell table:style-name="ce0" office:value-type="string">
            <text:p>125.192,65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07/10/2020 13:56   ACLARACIÓN:   MEMORIA XUSTIFICATIV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075</text:p>
          </table:table-cell>
          <table:table-cell table:style-name="ce0" office:value-type="string">
            <text:p>Por agora, non existen derivados deste acordo marco.</text:p>
          </table:table-cell>
          <table:table-cell table:style-name="ce0" office:value-type="string">
            <text:p>07-10-2020 13:52</text:p>
          </table:table-cell>
          <table:table-cell table:style-name="ce0" office:value-type="string">
            <text:p>PR RWEB01 2020/1373507</text:p>
          </table:table-cell>
          <table:table-cell table:style-name="ce0" office:value-type="string">
            <text:p>Licitación electrónica vía www.conselleriadefacenda.es/silex</text:p>
          </table:table-cell>
          <table:table-cell table:style-name="ce0" office:value-type="string">
            <text:p>23/10/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0794">
            <text:p>770794</text:p>
          </table:table-cell>
          <table:table-cell table:style-name="ce0" office:value-type="string">
            <text:p>Subministración dun vehículo todoterreo tipo pick-up para o sequeiro de sementes forestais de Carballo en réxime de propiedade (Expte. 13/2020)</text:p>
          </table:table-cell>
          <table:table-cell table:style-name="ce0" office:value-type="string">
            <text:p>Aberto supersimplificado</text:p>
          </table:table-cell>
          <table:table-cell table:style-name="ce0" office:value-type="string">
            <text:p>_</text:p>
          </table:table-cell>
          <table:table-cell table:style-name="ce0" office:value-type="string">
            <text:p>36.905,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0794</text:p>
          </table:table-cell>
          <table:table-cell table:style-name="ce0" office:value-type="string">
            <text:p>Por agora, non existen derivados deste acordo marco.</text:p>
          </table:table-cell>
          <table:table-cell table:style-name="ce0" office:value-type="string">
            <text:p>07-10-2020 07:57</text:p>
          </table:table-cell>
          <table:table-cell table:style-name="ce0" office:value-type="string">
            <text:p>PR RWEB01 2020/1369026</text:p>
          </table:table-cell>
          <table:table-cell table:style-name="ce0" office:value-type="string">
            <text:p>22/10/2020 14:00</text:p>
          </table:table-cell>
          <table:table-cell table:style-name="ce0" office:value-type="string">
            <text:p>http://www.conselleriadefacenda.es/silex</text:p>
          </table:table-cell>
          <table:table-cell table:style-name="ce0" office:value-type="string">
            <text:p>A documentación presentarase obrigatoriamente a través do Sistema de licitación electrónica da Xunta de Galicia (SILEX) accesible no seguinte enderezo: 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868">
            <text:p>780868</text:p>
          </table:table-cell>
          <table:table-cell table:style-name="ce0" office:value-type="string">
            <text:p>CXT-2020-0057:Expediente para a contratatación da subministación da licenza dos módulos de criptografía con algoritmos AES e RSA para EDItran, mediante a tramitación regulada no artigo 159.6 da Lei 9/2017, do 8 de novembro.</text:p>
          </table:table-cell>
          <table:table-cell table:style-name="ce0" office:value-type="string">
            <text:p>Aberto supersimplificado</text:p>
          </table:table-cell>
          <table:table-cell table:style-name="ce0" office:value-type="string">
            <text:p>_</text:p>
          </table:table-cell>
          <table:table-cell table:style-name="ce0" office:value-type="string">
            <text:p>30.855,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868</text:p>
          </table:table-cell>
          <table:table-cell table:style-name="ce0" office:value-type="string">
            <text:p>Por agora, non existen derivados deste acordo marco.</text:p>
          </table:table-cell>
          <table:table-cell table:style-name="ce0" office:value-type="string">
            <text:p>06-10-2020 13:07</text:p>
          </table:table-cell>
          <table:table-cell table:style-name="ce0" office:value-type="string">
            <text:p>PR RWEB01 2020/1365576</text:p>
          </table:table-cell>
          <table:table-cell table:style-name="ce0" office:value-type="string">
            <text:p>21/10/2020 14:00</text:p>
          </table:table-cell>
          <table:table-cell table:style-name="ce0" office:value-type="string">
            <text:p>https://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865">
            <text:p>780865</text:p>
          </table:table-cell>
          <table:table-cell table:style-name="ce0" office:value-type="string">
            <text:p>Licitación contrato mixto de suministro y instalación de renovación Alumbrado Publico en la Carretera de Camposancos - Zona Rompeolas.</text:p>
          </table:table-cell>
          <table:table-cell table:style-name="ce0" office:value-type="string">
            <text:p>Aberto simplificado</text:p>
          </table:table-cell>
          <table:table-cell table:style-name="ce0" office:value-type="string">
            <text:p>_</text:p>
          </table:table-cell>
          <table:table-cell table:style-name="ce0" office:value-type="string">
            <text:p>17.944,03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865</text:p>
          </table:table-cell>
          <table:table-cell table:style-name="ce0" office:value-type="string">
            <text:p>Por agora, non existen derivados deste acordo marco.</text:p>
          </table:table-cell>
          <table:table-cell table:style-name="ce0" office:value-type="string">
            <text:p>06-10-2020 09:02</text:p>
          </table:table-cell>
          <table:table-cell table:style-name="ce0" office:value-type="string">
            <text:p>21/10/2020 23:55</text:p>
          </table:table-cell>
          <table:table-cell table:style-name="ce0" office:value-type="string">
            <text:p>http:// 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867">
            <text:p>780867</text:p>
          </table:table-cell>
          <table:table-cell table:style-name="ce0" office:value-type="string">
            <text:p>"Mellora da pavimentación do camiño de espiñeira a Carballoso - Tramo 2"</text:p>
          </table:table-cell>
          <table:table-cell table:style-name="ce0" office:value-type="string">
            <text:p>Aberto supersimplificado</text:p>
          </table:table-cell>
          <table:table-cell table:style-name="ce0" office:value-type="string">
            <text:p>_</text:p>
          </table:table-cell>
          <table:table-cell table:style-name="ce0" office:value-type="string">
            <text:p>39.900,92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867</text:p>
          </table:table-cell>
          <table:table-cell table:style-name="ce0" office:value-type="string">
            <text:p>Por agora, non existen derivados deste acordo marco.</text:p>
          </table:table-cell>
          <table:table-cell table:style-name="ce0" office:value-type="string">
            <text:p>06-10-2020 13:47</text:p>
          </table:table-cell>
          <table:table-cell table:style-name="ce0" office:value-type="string">
            <text:p>PR RWEB01 2020/1366269</text:p>
          </table:table-cell>
          <table:table-cell table:style-name="ce0" office:value-type="string">
            <text:p>21/10/2020 23:59</text:p>
          </table:table-cell>
          <table:table-cell table:style-name="ce0" office:value-type="string">
            <text:p>https://www.conselleriadefacenda.es/silex</text:p>
          </table:table-cell>
          <table:table-cell table:style-name="ce0" office:value-type="string">
            <text:p>As ofertas presentaranse exclusivamente por medios electrónicos a traves do Sistema de Licitación Electrónica (SILEX) da Consellería de Facenda da Xunta de Galicia, accesible dende o enderezo electrónico: https://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46">
            <text:p>779646</text:p>
          </table:table-cell>
          <table:table-cell table:style-name="ce0" office:value-type="string">
            <text:p>Pavimentación e servizos na rúa José Pardo Montenegro, segunda fase</text:p>
          </table:table-cell>
          <table:table-cell table:style-name="ce0" office:value-type="string">
            <text:p>Aberto simplificado</text:p>
          </table:table-cell>
          <table:table-cell table:style-name="ce0" office:value-type="string">
            <text:p>_</text:p>
          </table:table-cell>
          <table:table-cell table:style-name="ce0" office:value-type="string">
            <text:p>138.758,14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46</text:p>
          </table:table-cell>
          <table:table-cell table:style-name="ce0" office:value-type="string">
            <text:p>Por agora, non existen derivados deste acordo marco.</text:p>
          </table:table-cell>
          <table:table-cell table:style-name="ce0" office:value-type="string">
            <text:p>06-10-2020 13:28</text:p>
          </table:table-cell>
          <table:table-cell table:style-name="ce0" office:value-type="string">
            <text:p>PR RWEB01 2020/1365925</text:p>
          </table:table-cell>
          <table:table-cell table:style-name="ce0" office:value-type="string">
            <text:p>26/10/2020 23:59</text:p>
          </table:table-cell>
          <table:table-cell table:style-name="ce0" office:value-type="string">
            <text:p>https://silex.conselleriadefacenda.es/SLE_Internet/</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870">
            <text:p>780870</text:p>
          </table:table-cell>
          <table:table-cell table:style-name="ce0" office:value-type="string">
            <text:p>Contratacion mediante procedemento aberto simplificado das obras correspondenes ao proxecto técnico de OBRAS DE REXENERACION E RENOVACION DE VIAS MUNICIPAIS</text:p>
          </table:table-cell>
          <table:table-cell table:style-name="ce0" office:value-type="string">
            <text:p>Aberto simplificado</text:p>
          </table:table-cell>
          <table:table-cell table:style-name="ce0" office:value-type="string">
            <text:p>_</text:p>
          </table:table-cell>
          <table:table-cell table:style-name="ce0" office:value-type="string">
            <text:p>150.000,0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De conformidade co establecido no apartado 3) da Disposición Adicional Décimoquinta da LCSP, a presentación de ofertas se levará a cabo unica e exclusivamente utilizando medios electrónicos. Os licitadores deberán preparar e presentar as súas ofertas obrigatoriamente de forma electrónica a través do Sistema de Licitación Electrónica da Xunta de Galicia (SILEX).</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870</text:p>
          </table:table-cell>
          <table:table-cell table:style-name="ce0" office:value-type="string">
            <text:p>Por agora, non existen derivados deste acordo marco.</text:p>
          </table:table-cell>
          <table:table-cell table:style-name="ce0" office:value-type="string">
            <text:p>06-10-2020 14:01</text:p>
          </table:table-cell>
          <table:table-cell table:style-name="ce0" office:value-type="string">
            <text:p>PR RWEB01 2020/1366435</text:p>
          </table:table-cell>
          <table:table-cell table:style-name="ce0" office:value-type="string">
            <text:p>26/10/2020 14:00</text:p>
          </table:table-cell>
          <table:table-cell table:style-name="ce0" office:value-type="string">
            <text:p>https://silex.conselleriadefacenda.es/SLE_Internet/consultaLicitaciones.action;jsessionid=v9LThGa-vERdYgLlPsANWjhh.e593d517-97e1-3987-aa05-f4a9e79e0fbc</text:p>
          </table:table-cell>
          <table:table-cell table:style-name="ce0" office:value-type="string">
            <text:p>Acto - Non Público - Apertura Electónica de Ofertas a traveso da Plataforma de Licitación Electrónica SILEX</text:p>
          </table:table-cell>
          <table:table-cell table:style-name="ce0" office:value-type="string">
            <text:p>Salón de Plenos da Casa do Concello</text:p>
          </table:table-cell>
          <table:table-cell table:style-name="ce0" office:value-type="string">
            <text:p>28/10/2020 10: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67057">
            <text:p>767057</text:p>
          </table:table-cell>
          <table:table-cell table:style-name="ce0" office:value-type="string">
            <text:p>Execución do programa de adopcións especiais. Expte 50/2020</text:p>
          </table:table-cell>
          <table:table-cell table:style-name="ce0" office:value-type="string">
            <text:p>Abertos</text:p>
          </table:table-cell>
          <table:table-cell table:style-name="ce0" office:value-type="string">
            <text:p>_</text:p>
          </table:table-cell>
          <table:table-cell table:style-name="ce0" office:value-type="string">
            <text:p>210.00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67057</text:p>
          </table:table-cell>
          <table:table-cell table:style-name="ce0" office:value-type="string">
            <text:p>Por agora, non existen derivados deste acordo marco.</text:p>
          </table:table-cell>
          <table:table-cell table:style-name="ce0" office:value-type="string">
            <text:p>06-10-2020 12:50</text:p>
          </table:table-cell>
          <table:table-cell table:style-name="ce0" office:value-type="string">
            <text:p>PR RWEB01 2020/1365161</text:p>
          </table:table-cell>
          <table:table-cell table:style-name="ce0" office:value-type="string">
            <text:p>22/10/2020 10:00</text:p>
          </table:table-cell>
          <table:table-cell table:style-name="ce0" office:value-type="string">
            <text:p>http://www.conselleriadefacenda.es/silex</text:p>
          </table:table-cell>
          <table:table-cell table:style-name="ce0" office:value-type="string">
            <text:p>O contrato licitarase a través do Sistema de Licitación Electrónica da Xunta de Galicia (SILEX). Non se admitirá a presentación de ofertas a través doutro medio que non sexa o SILEX. O Sistema de Licitación Electrónica da Xunta de Galicia (SILEX), está regulado pola Orde de 28 de xullo de 2010 e pode accederse a través do seguinte enlace: 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67058">
            <text:p>767058</text:p>
          </table:table-cell>
          <table:table-cell table:style-name="ce0" office:value-type="string">
            <text:p>Execución do programa de intervención ambulatoria con adolescentes en situación de dificultade social e desprotección. Expte. 51/2020</text:p>
          </table:table-cell>
          <table:table-cell table:style-name="ce0" office:value-type="string">
            <text:p>Abertos</text:p>
          </table:table-cell>
          <table:table-cell table:style-name="ce0" office:value-type="string">
            <text:p>_</text:p>
          </table:table-cell>
          <table:table-cell table:style-name="ce0" office:value-type="string">
            <text:p>345.00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Publicada corrección de erros que conleva a reapertura do prazo de presentación de proposicións (ata o 29/10/2020)</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67058</text:p>
          </table:table-cell>
          <table:table-cell table:style-name="ce0" office:value-type="string">
            <text:p>Por agora, non existen derivados deste acordo marco.</text:p>
          </table:table-cell>
          <table:table-cell table:style-name="ce0" office:value-type="string">
            <text:p>06-10-2020 12:51</text:p>
          </table:table-cell>
          <table:table-cell table:style-name="ce0" office:value-type="string">
            <text:p>PR RWEB01 2020/1365189</text:p>
          </table:table-cell>
          <table:table-cell table:style-name="ce0" office:value-type="string">
            <text:p>29/10/2020 23:59</text:p>
          </table:table-cell>
          <table:table-cell table:style-name="ce0" office:value-type="string">
            <text:p>http://www.conselleriadefacenda.es/silex</text:p>
          </table:table-cell>
          <table:table-cell table:style-name="ce0" office:value-type="string">
            <text:p>O contrato licitarase a través do Sistema de Licitación Electrónica da Xunta de Galicia (SILEX). Non se admitirá a presentación de ofertas a través doutro medio que non sexa o SILEX. O Sistema de Licitación Electrónica da Xunta de Galicia (SILEX), está regulado pola Orde de 28 de xullo de 2010 e pode accederse a través do seguinte enlace: 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869">
            <text:p>780869</text:p>
          </table:table-cell>
          <table:table-cell table:style-name="ce0" office:value-type="string">
            <text:p>AB-SER2-20-020. Suministro de equipamiento electromédico con destino a los servicios de Medicina Nuclear y de Oncología Radioterápica del Hospital Meixoeiro de Vigo.</text:p>
          </table:table-cell>
          <table:table-cell table:style-name="ce0" office:value-type="string">
            <text:p>Abertos</text:p>
          </table:table-cell>
          <table:table-cell table:style-name="ce0" office:value-type="float" office:value="7">
            <text:p>7</text:p>
          </table:table-cell>
          <table:table-cell table:style-name="ce0" office:value-type="string">
            <text:p>146.688,3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06/10/2020 13:31   ACLARACIÓN:   MEMORIA JUSTIFICATIV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869</text:p>
          </table:table-cell>
          <table:table-cell table:style-name="ce0" office:value-type="string">
            <text:p>Por agora, non existen derivados deste acordo marco.</text:p>
          </table:table-cell>
          <table:table-cell table:style-name="ce0" office:value-type="string">
            <text:p>06-10-2020 13:28</text:p>
          </table:table-cell>
          <table:table-cell table:style-name="ce0" office:value-type="string">
            <text:p>PR RWEB01 2020/1365919</text:p>
          </table:table-cell>
          <table:table-cell table:style-name="ce0" office:value-type="string">
            <text:p>Licitación electrónica vía www.conselleriadefacenda.es/silex</text:p>
          </table:table-cell>
          <table:table-cell table:style-name="ce0" office:value-type="string">
            <text:p>22/10/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871">
            <text:p>780871</text:p>
          </table:table-cell>
          <table:table-cell table:style-name="ce0" office:value-type="string">
            <text:p>AB-SER2-20-016. Suministro de equipamiento de cirugía y ORL con destino al Hospital Álvaro Cunqueiro de Vigo</text:p>
          </table:table-cell>
          <table:table-cell table:style-name="ce0" office:value-type="string">
            <text:p>Abertos</text:p>
          </table:table-cell>
          <table:table-cell table:style-name="ce0" office:value-type="float" office:value="5">
            <text:p>5</text:p>
          </table:table-cell>
          <table:table-cell table:style-name="ce0" office:value-type="string">
            <text:p>166.496,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06/10/2020 14:06   ACLARACIÓN:   MEMORIA XUSTIFICATIVA14/10/2020 14:28   ACLARACIÓN:   RESPOSTA A PREGUNTA SOLICITADA AO LOTE 02 MANTA CALEFACTOR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871</text:p>
          </table:table-cell>
          <table:table-cell table:style-name="ce0" office:value-type="string">
            <text:p>Por agora, non existen derivados deste acordo marco.</text:p>
          </table:table-cell>
          <table:table-cell table:style-name="ce0" office:value-type="string">
            <text:p>06-10-2020 14:05</text:p>
          </table:table-cell>
          <table:table-cell table:style-name="ce0" office:value-type="string">
            <text:p>PR RWEB01 2020/1366532</text:p>
          </table:table-cell>
          <table:table-cell table:style-name="ce0" office:value-type="string">
            <text:p>Licitación electrónica vía www.conselleriadefacenda.es/silex</text:p>
          </table:table-cell>
          <table:table-cell table:style-name="ce0" office:value-type="string">
            <text:p>22/10/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577">
            <text:p>780577</text:p>
          </table:table-cell>
          <table:table-cell table:style-name="ce0" office:value-type="string">
            <text:p>Execución do proxecto: "Aproveitamento de auga termal provinte das Burgas nas instalacións interiores do Pavillón dos Remedios". Ourense. Contrato mixto subministro-obra. Ejecución del proyecto: "Aprovechamiento de agua termal proveniente de As Burgas en las instalaciones interiores del Pabellón de Os Remedios". Ourense. Contrato mixto suministro-obra</text:p>
          </table:table-cell>
          <table:table-cell table:style-name="ce0" office:value-type="string">
            <text:p>Aberto simplificado</text:p>
          </table:table-cell>
          <table:table-cell table:style-name="ce0" office:value-type="string">
            <text:p>_</text:p>
          </table:table-cell>
          <table:table-cell table:style-name="ce0" office:value-type="string">
            <text:p>89.740,27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77</text:p>
          </table:table-cell>
          <table:table-cell table:style-name="ce0" office:value-type="string">
            <text:p>Por agora, non existen derivados deste acordo marco.</text:p>
          </table:table-cell>
          <table:table-cell table:style-name="ce0" office:value-type="string">
            <text:p>06-10-2020 14:33</text:p>
          </table:table-cell>
          <table:table-cell table:style-name="ce0" office:value-type="string">
            <text:p>PR RWEB01 2020/1367068</text:p>
          </table:table-cell>
          <table:table-cell table:style-name="ce0" office:value-type="string">
            <text:p>27/10/2020 14:00</text:p>
          </table:table-cell>
          <table:table-cell table:style-name="ce0" office:value-type="string">
            <text:p>https://community.vortal.biz/sts/Login?SkinName=cmdourense</text:p>
          </table:table-cell>
          <table:table-cell table:style-name="ce0" office:value-type="string">
            <text:p>Presentación exclusivamente electrónica</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42">
            <text:p>779642</text:p>
          </table:table-cell>
          <table:table-cell table:style-name="ce0" office:value-type="string">
            <text:p>Servizo de redacción do proxecto construtivo da nova captación no río Deza para o abastecemento a Lalín. Lalín (Pontevedra). Clave do expediente: OH.736.1193.</text:p>
          </table:table-cell>
          <table:table-cell table:style-name="ce0" office:value-type="string">
            <text:p>Abertos</text:p>
          </table:table-cell>
          <table:table-cell table:style-name="ce0" office:value-type="string">
            <text:p>_</text:p>
          </table:table-cell>
          <table:table-cell table:style-name="ce0" office:value-type="string">
            <text:p>66.714,25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A proposición presentarase a través do Sistema de Licitación Electrónica da Xunta de Galicia (SILEX). Para consultas sobre aspectos técnicos e de carácter informático relacionados coa presentación da proposición a través do dito Sistema, os interesados poderán expoñelas a través do formulario dispoñible na páxina principal da plataforma do SILEX, no enderezo www.conselleriadefacenda.es/silex, na súa parte inferior, en "Atención ao usuario", que lles redirixirá ao "Asistente en liña de administración electrón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42</text:p>
          </table:table-cell>
          <table:table-cell table:style-name="ce0" office:value-type="string">
            <text:p>Por agora, non existen derivados deste acordo marco.</text:p>
          </table:table-cell>
          <table:table-cell table:style-name="ce0" office:value-type="string">
            <text:p>06-10-2020 08:23</text:p>
          </table:table-cell>
          <table:table-cell table:style-name="ce0" office:value-type="string">
            <text:p>PR RWEB01 2020/1358882</text:p>
          </table:table-cell>
          <table:table-cell table:style-name="ce0" office:value-type="string">
            <text:p>05/11/2020 14:00</text:p>
          </table:table-cell>
          <table:table-cell table:style-name="ce0" office:value-type="string">
            <text:p>http://www.conselleriadefacenda.es/silex</text:p>
          </table:table-cell>
          <table:table-cell table:style-name="ce0" office:value-type="string">
            <text:p>As proposicións presentaranse únicamente a través do Sistema de Licitación electrónica da Xunta de Galicia (SILEX)</text:p>
          </table:table-cell>
          <table:table-cell table:style-name="ce0" office:value-type="string">
            <text:p>Acto - Non Público - Mesa A, documentación xeral</text:p>
          </table:table-cell>
          <table:table-cell table:style-name="ce0" office:value-type="string">
            <text:p>Augas de Galicia en modalidade a distancia</text:p>
          </table:table-cell>
          <table:table-cell table:style-name="ce0" office:value-type="string">
            <text:p>12/11/2020 10:00</text:p>
          </table:table-cell>
          <table:table-cell table:style-name="ce0" office:value-type="string">
            <text:p>Acto - Público - Mesa B, documentación criterios non avaliables de forma automática</text:p>
          </table:table-cell>
          <table:table-cell table:style-name="ce0" office:value-type="string">
            <text:p>Augas de Galicia en modalidade a distancia</text:p>
          </table:table-cell>
          <table:table-cell table:style-name="ce0" office:value-type="string">
            <text:p>19/11/2020 10:00</text:p>
          </table:table-cell>
          <table:table-cell table:style-name="ce0" office:value-type="string">
            <text:p>Acto - Público - Mesa C, criterios avaliables de forma automática</text:p>
          </table:table-cell>
          <table:table-cell table:style-name="ce0" office:value-type="string">
            <text:p>Augas de Galicia en modalidade a distancia. As empresas licitadoras interesadas na asistencia telemática á reunión para a apertura do arquivo electrónico C, deberán cursar solicitude expresa a través do correo electrónico mesas.augas@xunta.gal dentro dos 15 días naturais seguintes á celebración do acto de apertura do arquivo electrónico B</text:p>
          </table:table-cell>
          <table:table-cell table:style-name="ce0" office:value-type="string">
            <text:p/>
          </table:table-cell>
          <table:table-cell table:style-name="ce0" office:value-type="string">
            <text:p/>
          </table:table-cell>
          <table:table-cell table:style-name="ce0"/>
          <table:table-cell table:number-columns-repeated="992"/>
        </table:table-row>
        <table:table-row>
          <table:table-cell table:style-name="ce0" office:value-type="float" office:value="770237">
            <text:p>770237</text:p>
          </table:table-cell>
          <table:table-cell table:style-name="ce0" office:value-type="string">
            <text:p>607A-20 Mantemento do cableado da rede de comunicacións da USC</text:p>
          </table:table-cell>
          <table:table-cell table:style-name="ce0" office:value-type="string">
            <text:p>Abertos</text:p>
          </table:table-cell>
          <table:table-cell table:style-name="ce0" office:value-type="string">
            <text:p>_</text:p>
          </table:table-cell>
          <table:table-cell table:style-name="ce0" office:value-type="string">
            <text:p>130.272,23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1.OBRIGA DE INSCRICIÓN NUN REXISTRO DE CONTRATISTAS De acordo co previsto no apartado k) da disposición adicional décimo sexta da Lei 9/2017, do 8 de novembro, de Contratos do Sector Público, para este procedemento os licitadores deberán estar inscritos no Registro Oficial de Licitadores y Empresas Clasificadas del Sector Público (ROLECE) ou no Rexistro Xeral de Contratistas da Comunidade Autónoma de Galicia ou ter solicitada a inscrición antes do remate do prazo de presentación de ofertas. 2. GARANTÍA Para este expediente non será necesario presentar garantía provisional 3. ARQUIVO B O documento denominado ANEXO 1. CUESTIONARIO DE EXPERIENCIA E CAPACIDADES que figura no prego de prescricións técnicas, deberá incluírse debidamente cuberto, no arquivo B. 4. PRÓRROGA DO CONTRATO A USC poderá optar por prorrogar o contrato por un prazo máximo de dous anos, por períodos anuais. As prórrogas serán acordadas polo órgano de contratación e serán obrigatorias para o contratista, tal como establece o artigo 29 da LCSP. Neste caso, poderá modificarse o contrato no relativo aos prezos, sen superar o límite do 20%, co seguinte procedemento: cinco meses antes do remate do contrato ou da prórroga, o adxudicatario presentará unha proposta de plan de prezos actualizado e xustificado, tanto do importe do contrato como dos prezos unitarios, que poderá ou non, ser aceptada pola USC.</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0237</text:p>
          </table:table-cell>
          <table:table-cell table:style-name="ce0" office:value-type="string">
            <text:p>Por agora, non existen derivados deste acordo marco.</text:p>
          </table:table-cell>
          <table:table-cell table:style-name="ce0" office:value-type="string">
            <text:p>06-10-2020 13:43</text:p>
          </table:table-cell>
          <table:table-cell table:style-name="ce0" office:value-type="string">
            <text:p>PR RWEB01 2020/1366229</text:p>
          </table:table-cell>
          <table:table-cell table:style-name="ce0" office:value-type="string">
            <text:p>10/11/2020 14:00</text:p>
          </table:table-cell>
          <table:table-cell table:style-name="ce0" office:value-type="string">
            <text:p>http://www.conselleriadefacenda.es/silex</text:p>
          </table:table-cell>
          <table:table-cell table:style-name="ce0" office:value-type="string">
            <text:p>Só ofertas electrónicas. Presentación a través da plataforma electrónica SILEX</text:p>
          </table:table-cell>
          <table:table-cell table:style-name="ce0" office:value-type="string">
            <text:p>Acto - Non Público - Apertura de documentación administrativa (Arquivo electrónico A)</text:p>
          </table:table-cell>
          <table:table-cell table:style-name="ce0" office:value-type="string">
            <text:p>Sala de Xuntas. Casa da Balconada</text:p>
          </table:table-cell>
          <table:table-cell table:style-name="ce0" office:value-type="string">
            <text:p>12/11/2020 09:30</text:p>
          </table:table-cell>
          <table:table-cell table:style-name="ce0" office:value-type="string">
            <text:p>Acto - Non Público - Apertura de documentación técnica (Arquivo electrónico B)</text:p>
          </table:table-cell>
          <table:table-cell table:style-name="ce0" office:value-type="string">
            <text:p>Sala de Xuntas. Casa da Balconada</text:p>
          </table:table-cell>
          <table:table-cell table:style-name="ce0" office:value-type="string">
            <text:p>18/11/2020 09:30</text:p>
          </table:table-cell>
          <table:table-cell table:style-name="ce0" office:value-type="string">
            <text:p>Acto - Público - Apertura de proposta económica e criterios avaliables de forma automática (Arquivo electrónico C)</text:p>
          </table:table-cell>
          <table:table-cell table:style-name="ce0" office:value-type="string">
            <text:p>Sala de Xuntas. Casa da Balconada</text:p>
          </table:table-cell>
          <table:table-cell table:style-name="ce0" office:value-type="string">
            <text:p>02/12/2020 09:30</text:p>
          </table:table-cell>
          <table:table-cell table:style-name="ce0" office:value-type="string">
            <text:p/>
          </table:table-cell>
          <table:table-cell table:style-name="ce0" office:value-type="string">
            <text:p/>
          </table:table-cell>
          <table:table-cell table:number-columns-repeated="992"/>
        </table:table-row>
        <table:table-row>
          <table:table-cell table:style-name="ce0" office:value-type="float" office:value="780583">
            <text:p>780583</text:p>
          </table:table-cell>
          <table:table-cell table:style-name="ce0" office:value-type="string">
            <text:p>Servizo de organización, deseño, produción, execución e coordinación dos eventos a desenvolver pola Axencia Galega de Innovación nos anos 2020 e 2021, no marco da RIS3 Galicia 2021 - 2027. Contrato por lotes e con posibilidade de presentar ofertas integradoras.</text:p>
          </table:table-cell>
          <table:table-cell table:style-name="ce0" office:value-type="string">
            <text:p>Abertos</text:p>
          </table:table-cell>
          <table:table-cell table:style-name="ce0" office:value-type="float" office:value="3">
            <text:p>3</text:p>
          </table:table-cell>
          <table:table-cell table:style-name="ce0" office:value-type="string">
            <text:p>108.348,6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Para o eventual caso de discrepancia entre as versións galego e castelán dos PCAP e PPT publicadas, prevalecerá a versión en galego.</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83</text:p>
          </table:table-cell>
          <table:table-cell table:style-name="ce0" office:value-type="string">
            <text:p>Por agora, non existen derivados deste acordo marco.</text:p>
          </table:table-cell>
          <table:table-cell table:style-name="ce0" office:value-type="string">
            <text:p>05-10-2020 16:14</text:p>
          </table:table-cell>
          <table:table-cell table:style-name="ce0" office:value-type="string">
            <text:p>PR RWEB01 2020/1357415</text:p>
          </table:table-cell>
          <table:table-cell table:style-name="ce0" office:value-type="string">
            <text:p>20/10/2020 23:59</text:p>
          </table:table-cell>
          <table:table-cell table:style-name="ce0" office:value-type="string">
            <text:p>http://www.conselleriadefacenda.es/silex</text:p>
          </table:table-cell>
          <table:table-cell table:style-name="ce0" office:value-type="string">
            <text:p>O contrato licitarase a través do Sistema de Licitación Electrónica da Xunta de Galicia (SILEX). A súa utilización permite a presentación de ofertas. O SILEX está regulado pola Orde de 28 de xullo de 201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579">
            <text:p>780579</text:p>
          </table:table-cell>
          <table:table-cell table:style-name="ce0" office:value-type="string">
            <text:p>AMT-2020-0084:Contratación do servizo de apoio técnico para a xestión e coordinación das actividades do Nodo de competencias en ciberseguridade de Galicia, CIBER.gal</text:p>
          </table:table-cell>
          <table:table-cell table:style-name="ce0" office:value-type="string">
            <text:p>Abertos</text:p>
          </table:table-cell>
          <table:table-cell table:style-name="ce0" office:value-type="string">
            <text:p>_</text:p>
          </table:table-cell>
          <table:table-cell table:style-name="ce0" office:value-type="string">
            <text:p>250.167,5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79</text:p>
          </table:table-cell>
          <table:table-cell table:style-name="ce0" office:value-type="string">
            <text:p>Por agora, non existen derivados deste acordo marco.</text:p>
          </table:table-cell>
          <table:table-cell table:style-name="ce0" office:value-type="string">
            <text:p>05-10-2020 13:53</text:p>
          </table:table-cell>
          <table:table-cell table:style-name="ce0" office:value-type="string">
            <text:p>PR RWEB01 2020/1356384</text:p>
          </table:table-cell>
          <table:table-cell table:style-name="ce0" office:value-type="string">
            <text:p>09/11/2020 14:00</text:p>
          </table:table-cell>
          <table:table-cell table:style-name="ce0" office:value-type="string">
            <text:p>https://www.conselleriadefacenda.es/silex</text:p>
          </table:table-cell>
          <table:table-cell table:style-name="ce0" office:value-type="string">
            <text:p>Os licitadores interesados en tomar parte nesta contratación deberán presentar as súas ofertas a través do Sistema de Licitación Electrónica da Xunta de Galicia (SILEX), accesible no seguinte enderezo: www.conselleriadefacenda.es/silex. As ofertas que sexan presentadas por outra vía distinta á mencionada non serán tidas en conta.</text:p>
          </table:table-cell>
          <table:table-cell table:style-name="ce0" office:value-type="string">
            <text:p>09/11/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142">
            <text:p>780142</text:p>
          </table:table-cell>
          <table:table-cell table:style-name="ce0" office:value-type="string">
            <text:p>Rehabilitación de antigua vivienda de titularidad municipal para creación de dúas viviendas en Casdenodres Nº 13. A Veiga</text:p>
          </table:table-cell>
          <table:table-cell table:style-name="ce0" office:value-type="string">
            <text:p>Aberto simplificado</text:p>
          </table:table-cell>
          <table:table-cell table:style-name="ce0" office:value-type="string">
            <text:p>_</text:p>
          </table:table-cell>
          <table:table-cell table:style-name="ce0" office:value-type="string">
            <text:p>97.777,77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142</text:p>
          </table:table-cell>
          <table:table-cell table:style-name="ce0" office:value-type="string">
            <text:p>Por agora, non existen derivados deste acordo marco.</text:p>
          </table:table-cell>
          <table:table-cell table:style-name="ce0" office:value-type="string">
            <text:p>05-10-2020 12:31</text:p>
          </table:table-cell>
          <table:table-cell table:style-name="ce0" office:value-type="string">
            <text:p>PR RWEB01 2020/1355229</text:p>
          </table:table-cell>
          <table:table-cell table:style-name="ce0" office:value-type="string">
            <text:p>Rexistro Municipal do Concello de A Veiga. Praza do Concello Nº 1. 2360 A Veiga ( Ourense )</text:p>
          </table:table-cell>
          <table:table-cell table:style-name="ce0" office:value-type="string">
            <text:p>26/10/2020 14:00</text:p>
          </table:table-cell>
          <table:table-cell table:style-name="ce0" office:value-type="string">
            <text:p>Mañá: 09:00  a  15:00 Tarde: (Luns a Venres)</text:p>
          </table:table-cell>
          <table:table-cell table:style-name="ce0" office:value-type="string">
            <text:p>26/10/2020 14:00 (para a remisión do anuncio da imposición en correos)</text:p>
          </table:table-cell>
          <table:table-cell table:style-name="ce0" office:value-type="string">
            <text:p>988350060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581">
            <text:p>780581</text:p>
          </table:table-cell>
          <table:table-cell table:style-name="ce0" office:value-type="string">
            <text:p>Mellora e mantemento do camiño municipal Os Casais - Silvestre no núcleo de Candeda - Carballeda de Valdeorras</text:p>
          </table:table-cell>
          <table:table-cell table:style-name="ce0" office:value-type="string">
            <text:p>Aberto simplificado</text:p>
          </table:table-cell>
          <table:table-cell table:style-name="ce0" office:value-type="string">
            <text:p>_</text:p>
          </table:table-cell>
          <table:table-cell table:style-name="ce0" office:value-type="string">
            <text:p>34.112,32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81</text:p>
          </table:table-cell>
          <table:table-cell table:style-name="ce0" office:value-type="string">
            <text:p>Por agora, non existen derivados deste acordo marco.</text:p>
          </table:table-cell>
          <table:table-cell table:style-name="ce0" office:value-type="string">
            <text:p>05-10-2020 14:16</text:p>
          </table:table-cell>
          <table:table-cell table:style-name="ce0" office:value-type="string">
            <text:p>PR RWEB01 2020/1356709</text:p>
          </table:table-cell>
          <table:table-cell table:style-name="ce0" office:value-type="string">
            <text:p>Casa Consistorial do Concello de Carballeda de Valdeorras</text:p>
          </table:table-cell>
          <table:table-cell table:style-name="ce0" office:value-type="string">
            <text:p>20/10/2020 15:00</text:p>
          </table:table-cell>
          <table:table-cell table:style-name="ce0" office:value-type="string">
            <text:p>Mañá: 09:00  a  15: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582">
            <text:p>780582</text:p>
          </table:table-cell>
          <table:table-cell table:style-name="ce0" office:value-type="string">
            <text:p>Ejecución de aceras de la calle Alcalde Emilio Sinde Nieto en Castro de Rey, tramo de pk 0+000 a pk 0+332</text:p>
          </table:table-cell>
          <table:table-cell table:style-name="ce0" office:value-type="string">
            <text:p>Aberto simplificado</text:p>
          </table:table-cell>
          <table:table-cell table:style-name="ce0" office:value-type="string">
            <text:p>_</text:p>
          </table:table-cell>
          <table:table-cell table:style-name="ce0" office:value-type="string">
            <text:p>99.600,0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82</text:p>
          </table:table-cell>
          <table:table-cell table:style-name="ce0" office:value-type="string">
            <text:p>Por agora, non existen derivados deste acordo marco.</text:p>
          </table:table-cell>
          <table:table-cell table:style-name="ce0" office:value-type="string">
            <text:p>05-10-2020 14:43</text:p>
          </table:table-cell>
          <table:table-cell table:style-name="ce0" office:value-type="string">
            <text:p>PR RWEB01 2020/1357023</text:p>
          </table:table-cell>
          <table:table-cell table:style-name="ce0" office:value-type="string">
            <text:p>Concello de Castro de Rei o cualquiera de los previstos en el art. 16.4 Ley 39/2015, de 1 octubre</text:p>
          </table:table-cell>
          <table:table-cell table:style-name="ce0" office:value-type="string">
            <text:p>26/10/2020 14: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575">
            <text:p>780575</text:p>
          </table:table-cell>
          <table:table-cell table:style-name="ce0" office:value-type="string">
            <text:p>AB-SER1-20-055. La contratación de los servicios de soporte, gestión de proyecto, mantenimiento correctivo y evolución de las aplicaciones centralizadas LOGAS, CADMO, ACP, FACPR, OPEGE y ELECS.</text:p>
          </table:table-cell>
          <table:table-cell table:style-name="ce0" office:value-type="string">
            <text:p>Abertos</text:p>
          </table:table-cell>
          <table:table-cell table:style-name="ce0" office:value-type="string">
            <text:p>_</text:p>
          </table:table-cell>
          <table:table-cell table:style-name="ce0" office:value-type="string">
            <text:p>2.369.664,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07/10/2020 13:12   ACLARACIÓN:   Anexo I PPT</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75</text:p>
          </table:table-cell>
          <table:table-cell table:style-name="ce0" office:value-type="string">
            <text:p>Por agora, non existen derivados deste acordo marco.</text:p>
          </table:table-cell>
          <table:table-cell table:style-name="ce0" office:value-type="string">
            <text:p>05-10-2020 09:52</text:p>
          </table:table-cell>
          <table:table-cell table:style-name="ce0" office:value-type="string">
            <text:p>PR RWEB01 2020/1353055</text:p>
          </table:table-cell>
          <table:table-cell table:style-name="ce0" office:value-type="string">
            <text:p>El contrato se licitará a través del sistema de licitación electrónica de la Xunta de Galicia (SILEX), donde se indican los requisitos necesarios para la preparación y presentación de la oferta. Modo de acceso: www.conselleriadefacenda.es/silex</text:p>
          </table:table-cell>
          <table:table-cell table:style-name="ce0" office:value-type="string">
            <text:p>02/11/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580">
            <text:p>780580</text:p>
          </table:table-cell>
          <table:table-cell table:style-name="ce0" office:value-type="string">
            <text:p>AB-CON3-20-020. El objeto del contrato es el suministro de tablets con sistema operativo Android para ser utilizado por inspectores veterinarios/farmacéuticos en situaciones que requieran movilidad. El número de unidades total de dispositivos a suministrar sería de 40, incluyendo para cada dispositivo las licencias para la inclusión del mismo en el sistema corporativo de gestión remota y un seguro de siniestros. Para este material solamente se requiere el suministro.</text:p>
          </table:table-cell>
          <table:table-cell table:style-name="ce0" office:value-type="string">
            <text:p>Aberto supersimplificado</text:p>
          </table:table-cell>
          <table:table-cell table:style-name="ce0" office:value-type="string">
            <text:p>_</text:p>
          </table:table-cell>
          <table:table-cell table:style-name="ce0" office:value-type="string">
            <text:p>38.720,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80</text:p>
          </table:table-cell>
          <table:table-cell table:style-name="ce0" office:value-type="string">
            <text:p>Por agora, non existen derivados deste acordo marco.</text:p>
          </table:table-cell>
          <table:table-cell table:style-name="ce0" office:value-type="string">
            <text:p>05-10-2020 14:00</text:p>
          </table:table-cell>
          <table:table-cell table:style-name="ce0" office:value-type="string">
            <text:p>PR RWEB01 2020/1356443</text:p>
          </table:table-cell>
          <table:table-cell table:style-name="ce0" office:value-type="string">
            <text:p>http://www.conselleriadefacenda.es/silex</text:p>
          </table:table-cell>
          <table:table-cell table:style-name="ce0" office:value-type="string">
            <text:p>20/10/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574">
            <text:p>780574</text:p>
          </table:table-cell>
          <table:table-cell table:style-name="ce0" office:value-type="string">
            <text:p>AB-SER2-20-025. Suministro de un Ecógrafo altas prestaciones con destino a la Unidad de Patología Mamaria del Hospital Meixoeiro de Vigo.</text:p>
          </table:table-cell>
          <table:table-cell table:style-name="ce0" office:value-type="string">
            <text:p>Aberto simplificado</text:p>
          </table:table-cell>
          <table:table-cell table:style-name="ce0" office:value-type="string">
            <text:p>_</text:p>
          </table:table-cell>
          <table:table-cell table:style-name="ce0" office:value-type="string">
            <text:p>100.430,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05/10/2020 09:41   ACLARACIÓN:   MEMORIA JUSTIFICATIV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74</text:p>
          </table:table-cell>
          <table:table-cell table:style-name="ce0" office:value-type="string">
            <text:p>Por agora, non existen derivados deste acordo marco.</text:p>
          </table:table-cell>
          <table:table-cell table:style-name="ce0" office:value-type="string">
            <text:p>05-10-2020 08:48</text:p>
          </table:table-cell>
          <table:table-cell table:style-name="ce0" office:value-type="string">
            <text:p>PR RWEB01 2020/1352048</text:p>
          </table:table-cell>
          <table:table-cell table:style-name="ce0" office:value-type="string">
            <text:p>Licitación electrónica vía www.conselleriadefacenda.es/silex</text:p>
          </table:table-cell>
          <table:table-cell table:style-name="ce0" office:value-type="string">
            <text:p>21/10/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61">
            <text:p>779661</text:p>
          </table:table-cell>
          <table:table-cell table:style-name="ce0" office:value-type="string">
            <text:p>PASS021/20: Contratación do servizo dunha brigada para a redución do risco de incendios forestais no concello de Mondariz,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39.022,5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61</text:p>
          </table:table-cell>
          <table:table-cell table:style-name="ce0" office:value-type="string">
            <text:p>Por agora, non existen derivados deste acordo marco.</text:p>
          </table:table-cell>
          <table:table-cell table:style-name="ce0" office:value-type="string">
            <text:p>05-10-2020 11:16</text:p>
          </table:table-cell>
          <table:table-cell table:style-name="ce0" office:value-type="string">
            <text:p>PR RWEB01 2020/1354352</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60">
            <text:p>779660</text:p>
          </table:table-cell>
          <table:table-cell table:style-name="ce0" office:value-type="string">
            <text:p>PASS020/20: Contratación do servizo de operarios e tractor para traballos culturais en masas forestais do concello de As Neves,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41.745,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60</text:p>
          </table:table-cell>
          <table:table-cell table:style-name="ce0" office:value-type="string">
            <text:p>Por agora, non existen derivados deste acordo marco.</text:p>
          </table:table-cell>
          <table:table-cell table:style-name="ce0" office:value-type="string">
            <text:p>05-10-2020 11:13</text:p>
          </table:table-cell>
          <table:table-cell table:style-name="ce0" office:value-type="string">
            <text:p>PR RWEB01 2020/1354324</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59">
            <text:p>779659</text:p>
          </table:table-cell>
          <table:table-cell table:style-name="ce0" office:value-type="string">
            <text:p>PASS019/20: Contratación do servizo de motoserristas profesionais e tractor forestal para o concello de Arbo,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41.14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59</text:p>
          </table:table-cell>
          <table:table-cell table:style-name="ce0" office:value-type="string">
            <text:p>Por agora, non existen derivados deste acordo marco.</text:p>
          </table:table-cell>
          <table:table-cell table:style-name="ce0" office:value-type="string">
            <text:p>05-10-2020 11:00</text:p>
          </table:table-cell>
          <table:table-cell table:style-name="ce0" office:value-type="string">
            <text:p>PR RWEB01 2020/1354177</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58">
            <text:p>779658</text:p>
          </table:table-cell>
          <table:table-cell table:style-name="ce0" office:value-type="string">
            <text:p>PASS018/20: Contratación polo procedemento aberto supersimplificado do servizo de transporte, mediante embarcación, de moluscos, procedentes de zonas declaradas "C" na CCAA de Galicia, dende o peirao a os lugares de reinstalación,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30.25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58</text:p>
          </table:table-cell>
          <table:table-cell table:style-name="ce0" office:value-type="string">
            <text:p>Por agora, non existen derivados deste acordo marco.</text:p>
          </table:table-cell>
          <table:table-cell table:style-name="ce0" office:value-type="string">
            <text:p>05-10-2020 10:43</text:p>
          </table:table-cell>
          <table:table-cell table:style-name="ce0" office:value-type="string">
            <text:p>PR RWEB01 2020/1353878</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55">
            <text:p>779655</text:p>
          </table:table-cell>
          <table:table-cell table:style-name="ce0" office:value-type="string">
            <text:p>PASS017/20: Contratación por procedemento aberto supersimplificado do Servizo de Vixilancia dos establecementos onde se encontran reinstalados os moluscos procedentes de zonas declaradas "C" no litoral norte, na CCAA de Galicia, cofinanciado co Fondo Europeo Marítimo e da Pesca da Unión Europea, para a Empresa Pública de Servizos Agrarios Galegos, S.A.</text:p>
          </table:table-cell>
          <table:table-cell table:style-name="ce0" office:value-type="string">
            <text:p>Aberto supersimplificado</text:p>
          </table:table-cell>
          <table:table-cell table:style-name="ce0" office:value-type="string">
            <text:p>_</text:p>
          </table:table-cell>
          <table:table-cell table:style-name="ce0" office:value-type="string">
            <text:p>41.382,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55</text:p>
          </table:table-cell>
          <table:table-cell table:style-name="ce0" office:value-type="string">
            <text:p>Por agora, non existen derivados deste acordo marco.</text:p>
          </table:table-cell>
          <table:table-cell table:style-name="ce0" office:value-type="string">
            <text:p>05-10-2020 10:39</text:p>
          </table:table-cell>
          <table:table-cell table:style-name="ce0" office:value-type="string">
            <text:p>PR RWEB01 2020/1353819</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53">
            <text:p>779653</text:p>
          </table:table-cell>
          <table:table-cell table:style-name="ce0" office:value-type="string">
            <text:p>PASS016/20: Contratación polo procedemento aberto supersimplificado, do servizo de auditoría anual de contas da Empresa Pública de Servizos Agrarios Galegos, S.A.</text:p>
          </table:table-cell>
          <table:table-cell table:style-name="ce0" office:value-type="string">
            <text:p>Aberto supersimplificado</text:p>
          </table:table-cell>
          <table:table-cell table:style-name="ce0" office:value-type="string">
            <text:p>_</text:p>
          </table:table-cell>
          <table:table-cell table:style-name="ce0" office:value-type="string">
            <text:p>29.04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53</text:p>
          </table:table-cell>
          <table:table-cell table:style-name="ce0" office:value-type="string">
            <text:p>Por agora, non existen derivados deste acordo marco.</text:p>
          </table:table-cell>
          <table:table-cell table:style-name="ce0" office:value-type="string">
            <text:p>05-10-2020 10:37</text:p>
          </table:table-cell>
          <table:table-cell table:style-name="ce0" office:value-type="string">
            <text:p>PR RWEB01 2020/1353777</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576">
            <text:p>780576</text:p>
          </table:table-cell>
          <table:table-cell table:style-name="ce0" office:value-type="string">
            <text:p>PAS003/20: Contratación por lotes do desbroce, segado e limpeza de taludes nas marxes das estradas de titularidade autonómica na provincia de Ourense, por Procedemento Aberto Simplificado, para a Empresa Pública de Servizos Agrarios Galegos, S.A. (SEAGA, SA).</text:p>
          </table:table-cell>
          <table:table-cell table:style-name="ce0" office:value-type="string">
            <text:p>Aberto simplificado</text:p>
          </table:table-cell>
          <table:table-cell table:style-name="ce0" office:value-type="float" office:value="3">
            <text:p>3</text:p>
          </table:table-cell>
          <table:table-cell table:style-name="ce0" office:value-type="string">
            <text:p>226.115,5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76</text:p>
          </table:table-cell>
          <table:table-cell table:style-name="ce0" office:value-type="string">
            <text:p>Por agora, non existen derivados deste acordo marco.</text:p>
          </table:table-cell>
          <table:table-cell table:style-name="ce0" office:value-type="string">
            <text:p>05-10-2020 10:13</text:p>
          </table:table-cell>
          <table:table-cell table:style-name="ce0" office:value-type="string">
            <text:p>PR RWEB01 2020/1353497</text:p>
          </table:table-cell>
          <table:table-cell table:style-name="ce0" office:value-type="string">
            <text:p>26/10/2020 14: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51">
            <text:p>779651</text:p>
          </table:table-cell>
          <table:table-cell table:style-name="ce0" office:value-type="string">
            <text:p>PASS015/20: Contratación de traballadores forestais para a eliminación de combustible, nos concellos de Entrimo, Muíños e outros do D.F. XV,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39.93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51</text:p>
          </table:table-cell>
          <table:table-cell table:style-name="ce0" office:value-type="string">
            <text:p>Por agora, non existen derivados deste acordo marco.</text:p>
          </table:table-cell>
          <table:table-cell table:style-name="ce0" office:value-type="string">
            <text:p>05-10-2020 10:35</text:p>
          </table:table-cell>
          <table:table-cell table:style-name="ce0" office:value-type="string">
            <text:p>PR RWEB01 2020/1353758</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140">
            <text:p>780140</text:p>
          </table:table-cell>
          <table:table-cell table:style-name="ce0" office:value-type="string">
            <text:p>PAS005/20: Contratación por lotes de desbroce, segado e limpeza de taludes nas marxes das estradas de titularidade autonómica na provincia de Pontevedra, por procedemento aberto simplificado, para a Empresa Pública de Servizos Agrarios Galegos, S.A. (SEAGA, S.A.)</text:p>
          </table:table-cell>
          <table:table-cell table:style-name="ce0" office:value-type="string">
            <text:p>Aberto simplificado</text:p>
          </table:table-cell>
          <table:table-cell table:style-name="ce0" office:value-type="float" office:value="2">
            <text:p>2</text:p>
          </table:table-cell>
          <table:table-cell table:style-name="ce0" office:value-type="string">
            <text:p>169.399,53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140</text:p>
          </table:table-cell>
          <table:table-cell table:style-name="ce0" office:value-type="string">
            <text:p>Por agora, non existen derivados deste acordo marco.</text:p>
          </table:table-cell>
          <table:table-cell table:style-name="ce0" office:value-type="string">
            <text:p>05-10-2020 10:14</text:p>
          </table:table-cell>
          <table:table-cell table:style-name="ce0" office:value-type="string">
            <text:p>PR RWEB01 2020/1353511</text:p>
          </table:table-cell>
          <table:table-cell table:style-name="ce0" office:value-type="string">
            <text:p>26/10/2020 14: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48">
            <text:p>779648</text:p>
          </table:table-cell>
          <table:table-cell table:style-name="ce0" office:value-type="string">
            <text:p>PASS014/20: Contratación do dunha brigada para tarefas silvícolas consistentes en rozas, apeos e podas, nos concellos de Oímbra, Laza e outros do D.F. XIV,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41.745,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48</text:p>
          </table:table-cell>
          <table:table-cell table:style-name="ce0" office:value-type="string">
            <text:p>Por agora, non existen derivados deste acordo marco.</text:p>
          </table:table-cell>
          <table:table-cell table:style-name="ce0" office:value-type="string">
            <text:p>05-10-2020 10:32</text:p>
          </table:table-cell>
          <table:table-cell table:style-name="ce0" office:value-type="string">
            <text:p>PR RWEB01 2020/1353726</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47">
            <text:p>779647</text:p>
          </table:table-cell>
          <table:table-cell table:style-name="ce0" office:value-type="string">
            <text:p>PASS013/20:Contratación do servizo dunha brigada de operarios forestais para a xestión de biomasa en faixas secundarias dos concellos de Avión, Carballeda de Avia e Boborás, no D.F. XI,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40.837,5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47</text:p>
          </table:table-cell>
          <table:table-cell table:style-name="ce0" office:value-type="string">
            <text:p>Por agora, non existen derivados deste acordo marco.</text:p>
          </table:table-cell>
          <table:table-cell table:style-name="ce0" office:value-type="string">
            <text:p>05-10-2020 10:30</text:p>
          </table:table-cell>
          <table:table-cell table:style-name="ce0" office:value-type="string">
            <text:p>PR RWEB01 2020/1353686</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45">
            <text:p>779645</text:p>
          </table:table-cell>
          <table:table-cell table:style-name="ce0" office:value-type="string">
            <text:p>PASS012/20:Contratación do servizo de retroexcavadora de eirugas de 20 Tn con cabezal de martelos para trituración de pés secos en varios montes nos concellos de Lobeira Riós e Verín na provincia de Ourense, por procedemento aberto Supersimplificado, para a E.P.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35.937,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45</text:p>
          </table:table-cell>
          <table:table-cell table:style-name="ce0" office:value-type="string">
            <text:p>Por agora, non existen derivados deste acordo marco.</text:p>
          </table:table-cell>
          <table:table-cell table:style-name="ce0" office:value-type="string">
            <text:p>05-10-2020 10:24</text:p>
          </table:table-cell>
          <table:table-cell table:style-name="ce0" office:value-type="string">
            <text:p>PR RWEB01 2020/1353646</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41">
            <text:p>779641</text:p>
          </table:table-cell>
          <table:table-cell table:style-name="ce0" office:value-type="string">
            <text:p>PASS011/20: Contratación dun equipo de motoserristas para apeo e tronzado de madeira queimada, nos concellos de Vilardevós, Verín e Riós,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35.967,25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41</text:p>
          </table:table-cell>
          <table:table-cell table:style-name="ce0" office:value-type="string">
            <text:p>Por agora, non existen derivados deste acordo marco.</text:p>
          </table:table-cell>
          <table:table-cell table:style-name="ce0" office:value-type="string">
            <text:p>05-10-2020 10:23</text:p>
          </table:table-cell>
          <table:table-cell table:style-name="ce0" office:value-type="string">
            <text:p>PR RWEB01 2020/1353623</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40">
            <text:p>779640</text:p>
          </table:table-cell>
          <table:table-cell table:style-name="ce0" office:value-type="string">
            <text:p>PASS010/20: Contratación dunha póliza de seguro de accidentes, polo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17.00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40</text:p>
          </table:table-cell>
          <table:table-cell table:style-name="ce0" office:value-type="string">
            <text:p>Por agora, non existen derivados deste acordo marco.</text:p>
          </table:table-cell>
          <table:table-cell table:style-name="ce0" office:value-type="string">
            <text:p>05-10-2020 10:18</text:p>
          </table:table-cell>
          <table:table-cell table:style-name="ce0" office:value-type="string">
            <text:p>PR RWEB01 2020/1353554</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63">
            <text:p>779663</text:p>
          </table:table-cell>
          <table:table-cell table:style-name="ce0" office:value-type="string">
            <text:p>PASS023/20: Contratación dunha brigada para a eliminación de combustible nas faixas secundarias do concello de Muros,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40.777,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63</text:p>
          </table:table-cell>
          <table:table-cell table:style-name="ce0" office:value-type="string">
            <text:p>Por agora, non existen derivados deste acordo marco.</text:p>
          </table:table-cell>
          <table:table-cell table:style-name="ce0" office:value-type="string">
            <text:p>05-10-2020 11:19</text:p>
          </table:table-cell>
          <table:table-cell table:style-name="ce0" office:value-type="string">
            <text:p>PR RWEB01 2020/1354370</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62">
            <text:p>779662</text:p>
          </table:table-cell>
          <table:table-cell table:style-name="ce0" office:value-type="string">
            <text:p>PASS022/20:Contratación do servizo de motoserristas para limpeza de parcelas no concello de Carnota, por procedemento aberto supersimplificado, para a Empresa Pu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37.752,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62</text:p>
          </table:table-cell>
          <table:table-cell table:style-name="ce0" office:value-type="string">
            <text:p>Por agora, non existen derivados deste acordo marco.</text:p>
          </table:table-cell>
          <table:table-cell table:style-name="ce0" office:value-type="string">
            <text:p>05-10-2020 11:18</text:p>
          </table:table-cell>
          <table:table-cell table:style-name="ce0" office:value-type="string">
            <text:p>PR RWEB01 2020/1354362</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137">
            <text:p>780137</text:p>
          </table:table-cell>
          <table:table-cell table:style-name="ce0" office:value-type="string">
            <text:p>AMT-2020-0086:Servizo de desenvolvemento e soporte dunha plataforma de xestión avanzada de explotacións agrarias, cofinanciado nun 80% polo Fondo Europeo de Desenvolvemento Rexional no marco do Programa Operativo Feder Galicia 2014-2020</text:p>
          </table:table-cell>
          <table:table-cell table:style-name="ce0" office:value-type="string">
            <text:p>Abertos</text:p>
          </table:table-cell>
          <table:table-cell table:style-name="ce0" office:value-type="string">
            <text:p>_</text:p>
          </table:table-cell>
          <table:table-cell table:style-name="ce0" office:value-type="string">
            <text:p>1.300.00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137</text:p>
          </table:table-cell>
          <table:table-cell table:style-name="ce0" office:value-type="string">
            <text:p>Por agora, non existen derivados deste acordo marco.</text:p>
          </table:table-cell>
          <table:table-cell table:style-name="ce0" office:value-type="string">
            <text:p>02-10-2020 10:18</text:p>
          </table:table-cell>
          <table:table-cell table:style-name="ce0" office:value-type="string">
            <text:p>PR RWEB01 2020/1343800</text:p>
          </table:table-cell>
          <table:table-cell table:style-name="ce0" office:value-type="string">
            <text:p>06/11/2020 14:00</text:p>
          </table:table-cell>
          <table:table-cell table:style-name="ce0" office:value-type="string">
            <text:p>https://www.conselleriadefacenda.es/silex</text:p>
          </table:table-cell>
          <table:table-cell table:style-name="ce0" office:value-type="string">
            <text:p>Os licitadores interesados en tomar parte nesta contratación deberán presentar as súas ofertas a través do Sistema de Licitación Electrónica da Xunta de Galicia (SILEX), accesible no seguinte enderezo: www.conselleriadefacenda.es/silex. As ofertas que sexan presentadas por outra vía distinta á mencionada non serán tidas en conta.</text:p>
          </table:table-cell>
          <table:table-cell table:style-name="ce0" office:value-type="string">
            <text:p>06/11/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135">
            <text:p>780135</text:p>
          </table:table-cell>
          <table:table-cell table:style-name="ce0" office:value-type="string">
            <text:p>AMT-2020-0092:Servizo de desenvolvemento de novas funcionalidades no sistema integral de xestión e tramitación da oferta de transporte público de galicia e oficina virtual, OTRANS, cofinanciado nun 80% polo Fondo Europeo de Desenvolvemento Rexional no marco do programa operativo FEDER Galicia 2014-2020.</text:p>
          </table:table-cell>
          <table:table-cell table:style-name="ce0" office:value-type="string">
            <text:p>Abertos</text:p>
          </table:table-cell>
          <table:table-cell table:style-name="ce0" office:value-type="string">
            <text:p>_</text:p>
          </table:table-cell>
          <table:table-cell table:style-name="ce0" office:value-type="string">
            <text:p>1.319.50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135</text:p>
          </table:table-cell>
          <table:table-cell table:style-name="ce0" office:value-type="string">
            <text:p>Por agora, non existen derivados deste acordo marco.</text:p>
          </table:table-cell>
          <table:table-cell table:style-name="ce0" office:value-type="string">
            <text:p>02-10-2020 08:58</text:p>
          </table:table-cell>
          <table:table-cell table:style-name="ce0" office:value-type="string">
            <text:p>PR RWEB01 2020/1342545</text:p>
          </table:table-cell>
          <table:table-cell table:style-name="ce0" office:value-type="string">
            <text:p>06/11/2020 14:00</text:p>
          </table:table-cell>
          <table:table-cell table:style-name="ce0" office:value-type="string">
            <text:p>https://www.conselleriadefacenda.es/silex</text:p>
          </table:table-cell>
          <table:table-cell table:style-name="ce0" office:value-type="string">
            <text:p>Os licitadores interesados en tomar parte nesta contratación deberán presentar as súas ofertas a través do Sistema de Licitación Electrónica da Xunta de Galicia (SILEX), accesible no seguinte enderezo: www.conselleriadefacenda.es/silex. As ofertas que sexan presentadas por outra vía distinta á mencionada non serán tidas en conta.</text:p>
          </table:table-cell>
          <table:table-cell table:style-name="ce0" office:value-type="string">
            <text:p>06/11/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138">
            <text:p>780138</text:p>
          </table:table-cell>
          <table:table-cell table:style-name="ce0" office:value-type="string">
            <text:p>Reparación de muro de contención en Sapeira</text:p>
          </table:table-cell>
          <table:table-cell table:style-name="ce0" office:value-type="string">
            <text:p>Aberto simplificado</text:p>
          </table:table-cell>
          <table:table-cell table:style-name="ce0" office:value-type="string">
            <text:p>_</text:p>
          </table:table-cell>
          <table:table-cell table:style-name="ce0" office:value-type="string">
            <text:p>78.650,0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138</text:p>
          </table:table-cell>
          <table:table-cell table:style-name="ce0" office:value-type="string">
            <text:p>Por agora, non existen derivados deste acordo marco.</text:p>
          </table:table-cell>
          <table:table-cell table:style-name="ce0" office:value-type="string">
            <text:p>02-10-2020 10:44</text:p>
          </table:table-cell>
          <table:table-cell table:style-name="ce0" office:value-type="string">
            <text:p>PR RWEB01 2020/1344338</text:p>
          </table:table-cell>
          <table:table-cell table:style-name="ce0" office:value-type="string">
            <text:p>Casa do Concello de A Illa de Arousa</text:p>
          </table:table-cell>
          <table:table-cell table:style-name="ce0" office:value-type="string">
            <text:p>22/10/2020 14:00</text:p>
          </table:table-cell>
          <table:table-cell table:style-name="ce0" office:value-type="string">
            <text:p>Mañá: 09:00  a  14:00 Tarde: (Luns a Venres)</text:p>
          </table:table-cell>
          <table:table-cell table:style-name="ce0" office:value-type="string">
            <text:p>22/10/2020 14:00 (para a remisión do anuncio da imposición en correos)</text:p>
          </table:table-cell>
          <table:table-cell table:style-name="ce0" office:value-type="string">
            <text:p>986528700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136">
            <text:p>780136</text:p>
          </table:table-cell>
          <table:table-cell table:style-name="ce0" office:value-type="string">
            <text:p>O obxecto do contrato é a realización do servizo de Limpeza de Edificios, e Instalacións municipais: -Casa do Concello -CEIP -Centro de saúde -Centro sociocultural</text:p>
          </table:table-cell>
          <table:table-cell table:style-name="ce0" office:value-type="string">
            <text:p>Aberto simplificado</text:p>
          </table:table-cell>
          <table:table-cell table:style-name="ce0" office:value-type="string">
            <text:p>_</text:p>
          </table:table-cell>
          <table:table-cell table:style-name="ce0" office:value-type="string">
            <text:p>96.087,18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136</text:p>
          </table:table-cell>
          <table:table-cell table:style-name="ce0" office:value-type="string">
            <text:p>Por agora, non existen derivados deste acordo marco.</text:p>
          </table:table-cell>
          <table:table-cell table:style-name="ce0" office:value-type="string">
            <text:p>02-10-2020 09:27</text:p>
          </table:table-cell>
          <table:table-cell table:style-name="ce0" office:value-type="string">
            <text:p>PR RWEB01 2020/1342909</text:p>
          </table:table-cell>
          <table:table-cell table:style-name="ce0" office:value-type="string">
            <text:p>22/10/2020 23:59</text:p>
          </table:table-cell>
          <table:table-cell table:style-name="ce0" office:value-type="string">
            <text:p>https://silex.conselleriadefacenda.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64">
            <text:p>779664</text:p>
          </table:table-cell>
          <table:table-cell table:style-name="ce0" office:value-type="string">
            <text:p>Mantemento dos sistemas térmicos nos centros educativos públicos e as dependencias municipais do Concello de Moaña</text:p>
          </table:table-cell>
          <table:table-cell table:style-name="ce0" office:value-type="string">
            <text:p>Aberto simplificado</text:p>
          </table:table-cell>
          <table:table-cell table:style-name="ce0" office:value-type="string">
            <text:p>_</text:p>
          </table:table-cell>
          <table:table-cell table:style-name="ce0" office:value-type="string">
            <text:p>18.80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64</text:p>
          </table:table-cell>
          <table:table-cell table:style-name="ce0" office:value-type="string">
            <text:p>Por agora, non existen derivados deste acordo marco.</text:p>
          </table:table-cell>
          <table:table-cell table:style-name="ce0" office:value-type="string">
            <text:p>02-10-2020 13:18</text:p>
          </table:table-cell>
          <table:table-cell table:style-name="ce0" office:value-type="string">
            <text:p>PR RWEB01 2020/1346480</text:p>
          </table:table-cell>
          <table:table-cell table:style-name="ce0" office:value-type="string">
            <text:p>20/10/2020 14:00</text:p>
          </table:table-cell>
          <table:table-cell table:style-name="ce0" office:value-type="string">
            <text:p>https://silex.conselleriadefacenda.es/SLE_Internet/</text:p>
          </table:table-cell>
          <table:table-cell table:style-name="ce0" office:value-type="string">
            <text:p>Só se permiten presentacións electrónicas a través da plataforma 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145">
            <text:p>780145</text:p>
          </table:table-cell>
          <table:table-cell table:style-name="ce0" office:value-type="string">
            <text:p>Renovación de infraestrutura informática do concello de Quiroga</text:p>
          </table:table-cell>
          <table:table-cell table:style-name="ce0" office:value-type="string">
            <text:p>Aberto simplificado</text:p>
          </table:table-cell>
          <table:table-cell table:style-name="ce0" office:value-type="string">
            <text:p>_</text:p>
          </table:table-cell>
          <table:table-cell table:style-name="ce0" office:value-type="string">
            <text:p>30.637,17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145</text:p>
          </table:table-cell>
          <table:table-cell table:style-name="ce0" office:value-type="string">
            <text:p>Por agora, non existen derivados deste acordo marco.</text:p>
          </table:table-cell>
          <table:table-cell table:style-name="ce0" office:value-type="string">
            <text:p>02-10-2020 13:51</text:p>
          </table:table-cell>
          <table:table-cell table:style-name="ce0" office:value-type="string">
            <text:p>PR RWEB01 2020/1347033</text:p>
          </table:table-cell>
          <table:table-cell table:style-name="ce0" office:value-type="string">
            <text:p>Rexistro xeral do Concello de Quiroga</text:p>
          </table:table-cell>
          <table:table-cell table:style-name="ce0" office:value-type="string">
            <text:p>16/10/2020 14:00</text:p>
          </table:table-cell>
          <table:table-cell table:style-name="ce0" office:value-type="string">
            <text:p>Mañá: 09:00  a  14:00 Tarde: (Luns a Venres)</text:p>
          </table:table-cell>
          <table:table-cell table:style-name="ce0" office:value-type="string">
            <text:p>16/10/2020 14:00 (para a remisión do anuncio da imposición en correos)</text:p>
          </table:table-cell>
          <table:table-cell table:style-name="ce0" office:value-type="string">
            <text:p>982428808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141">
            <text:p>780141</text:p>
          </table:table-cell>
          <table:table-cell table:style-name="ce0" office:value-type="string">
            <text:p>Suministro (compra) de un vehículo para el Grupo de Emergencias Municipal</text:p>
          </table:table-cell>
          <table:table-cell table:style-name="ce0" office:value-type="string">
            <text:p>Aberto simplificado</text:p>
          </table:table-cell>
          <table:table-cell table:style-name="ce0" office:value-type="string">
            <text:p>_</text:p>
          </table:table-cell>
          <table:table-cell table:style-name="ce0" office:value-type="string">
            <text:p>32.000,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Esta actuación está subvencionada segundo convenio de colaboración entre a Vicepresidencia e Consellería de Presidencia, Administracións Públicas e Xustiza e o Concello de Ribeira para a execución do proxecto denominado adquisición dun vehículo para o Servizo de Emerxencias Municipal, asinado na data 09/07/2020, polo vicepresidente e conselleiro de Presidencia, Administracións Públicas e Xustiza Alfonso Rueda Valenzuela e polo alcalde do Concello de Ribeira Manuel Ruiz Rivas.</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141</text:p>
          </table:table-cell>
          <table:table-cell table:style-name="ce0" office:value-type="string">
            <text:p>Por agora, non existen derivados deste acordo marco.</text:p>
          </table:table-cell>
          <table:table-cell table:style-name="ce0" office:value-type="string">
            <text:p>02-10-2020 13:03</text:p>
          </table:table-cell>
          <table:table-cell table:style-name="ce0" office:value-type="string">
            <text:p>PR RWEB01 2020/1346248</text:p>
          </table:table-cell>
          <table:table-cell table:style-name="ce0" office:value-type="string">
            <text:p>19/10/2020 23:59</text:p>
          </table:table-cell>
          <table:table-cell table:style-name="ce0" office:value-type="string">
            <text:p>https://silex.conselleriadefacenda.es/SLE_Internet/</text:p>
          </table:table-cell>
          <table:table-cell table:style-name="ce0" office:value-type="string">
            <text:p>Sistema de Licitación Electrónica da Xunta de Galicia (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52">
            <text:p>779652</text:p>
          </table:table-cell>
          <table:table-cell table:style-name="ce0" office:value-type="string">
            <text:p>Servizo de aseguramento dos riscos de responsabilidade civil do Consorcio Galego de Servizos de Igualdade e Benestar</text:p>
          </table:table-cell>
          <table:table-cell table:style-name="ce0" office:value-type="string">
            <text:p>Abertos</text:p>
          </table:table-cell>
          <table:table-cell table:style-name="ce0" office:value-type="string">
            <text:p>_</text:p>
          </table:table-cell>
          <table:table-cell table:style-name="ce0" office:value-type="string">
            <text:p>108.90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52</text:p>
          </table:table-cell>
          <table:table-cell table:style-name="ce0" office:value-type="string">
            <text:p>Por agora, non existen derivados deste acordo marco.</text:p>
          </table:table-cell>
          <table:table-cell table:style-name="ce0" office:value-type="string">
            <text:p>02-10-2020 10:41</text:p>
          </table:table-cell>
          <table:table-cell table:style-name="ce0" office:value-type="string">
            <text:p>PR RWEB01 2020/1344277</text:p>
          </table:table-cell>
          <table:table-cell table:style-name="ce0" office:value-type="string">
            <text:p>19/10/2020 14:00</text:p>
          </table:table-cell>
          <table:table-cell table:style-name="ce0" office:value-type="string">
            <text:p>http://www.conselleriadefacenda.es/silex</text:p>
          </table:table-cell>
          <table:table-cell table:style-name="ce0" office:value-type="string">
            <text:p>A documentación presentarase exclusivamente a través do Sistema de licitación electrónica da Xunta de Galicia (SILEX) no seguinte enderezo: www.conselleriadefacenda.es/silex.</text:p>
          </table:table-cell>
          <table:table-cell table:style-name="ce0" office:value-type="string">
            <text:p>Acto - Non Público - Apertura de sobres A (documentación administrativa)</text:p>
          </table:table-cell>
          <table:table-cell table:style-name="ce0" office:value-type="string">
            <text:p>Sala de xuntas do Consorcio Edificio Administrativo de San Lázaro. Rúa San Lázaro s/n, 3º andar, 15781 Santiago de Compostela</text:p>
          </table:table-cell>
          <table:table-cell table:style-name="ce0" office:value-type="string">
            <text:p>Acto - Público - Apertura de sobres B (documentación técnica)</text:p>
          </table:table-cell>
          <table:table-cell table:style-name="ce0" office:value-type="string">
            <text:p>Sala de xuntas do Consorcio Edificio Administrativo de San Lázaro. Rúa San Lázaro s/n, 3º andar, 15781 Santiago de Compostela</text:p>
          </table:table-cell>
          <table:table-cell table:style-name="ce0" office:value-type="string">
            <text:p>26/10/2020 11: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49">
            <text:p>779649</text:p>
          </table:table-cell>
          <table:table-cell table:style-name="ce0" office:value-type="string">
            <text:p>Servizo de aseguramento dos riscos de danos das escolas infantís, centros de día, residencias da terceira idade, fogares residenciais, vivendas comunitarias, centro de emerxencia para mulleres vítimas de violencia de xénero, centros Quérote e oficinas do Consorcio Galego de Servizos de Igualdade e Benestar</text:p>
          </table:table-cell>
          <table:table-cell table:style-name="ce0" office:value-type="string">
            <text:p>Abertos</text:p>
          </table:table-cell>
          <table:table-cell table:style-name="ce0" office:value-type="string">
            <text:p>_</text:p>
          </table:table-cell>
          <table:table-cell table:style-name="ce0" office:value-type="string">
            <text:p>160.00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Publicados valores estimados de continente e contido/Publicados valores estimados de continente y contenido</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49</text:p>
          </table:table-cell>
          <table:table-cell table:style-name="ce0" office:value-type="string">
            <text:p>Por agora, non existen derivados deste acordo marco.</text:p>
          </table:table-cell>
          <table:table-cell table:style-name="ce0" office:value-type="string">
            <text:p>02-10-2020 10:40</text:p>
          </table:table-cell>
          <table:table-cell table:style-name="ce0" office:value-type="string">
            <text:p>PR RWEB01 2020/1344258</text:p>
          </table:table-cell>
          <table:table-cell table:style-name="ce0" office:value-type="string">
            <text:p>19/10/2020 14:00</text:p>
          </table:table-cell>
          <table:table-cell table:style-name="ce0" office:value-type="string">
            <text:p>http://www.conselleriadefacenda.es/silex</text:p>
          </table:table-cell>
          <table:table-cell table:style-name="ce0" office:value-type="string">
            <text:p>A documentación presentarase exclusivamente a través do Sistema de licitación electrónica da Xunta de Galicia (SILEX) no seguinte enderezo: www.conselleriadefacenda.es/silex.</text:p>
          </table:table-cell>
          <table:table-cell table:style-name="ce0" office:value-type="string">
            <text:p>Acto - Non Público - Apertura de sobres A (documentación administrativa)</text:p>
          </table:table-cell>
          <table:table-cell table:style-name="ce0" office:value-type="string">
            <text:p>Sala de xuntas do Consorcio Edificio Administrativo de San Lázaro. Rúa San Lázaro s/n, 3º andar, 15781 Santiago de Compostela</text:p>
          </table:table-cell>
          <table:table-cell table:style-name="ce0" office:value-type="string">
            <text:p>Acto - Público - Apertura de sobres B (documentación técnica)</text:p>
          </table:table-cell>
          <table:table-cell table:style-name="ce0" office:value-type="string">
            <text:p>Sala de xuntas do Consorcio Edificio Administrativo de San Lázaro. Rúa San Lázaro s/n, 3º andar, 15781 Santiago de Compostela</text:p>
          </table:table-cell>
          <table:table-cell table:style-name="ce0" office:value-type="string">
            <text:p>26/10/2020 10:3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number-columns-repeated="992"/>
        </table:table-row>
        <table:table-row>
          <table:table-cell table:style-name="ce0" office:value-type="float" office:value="771174">
            <text:p>771174</text:p>
          </table:table-cell>
          <table:table-cell table:style-name="ce0" office:value-type="string">
            <text:p>Obra de actúacións de mellora do abastecemento en Lobios. Lobios (Ourense). Clave do expediente: OH.232.820. O obxecto desta contratación cofinanciarase pola Unión Europea a través do Fondo Europeo Agrícola de Desenvolvemento Rural (FEADER) nun 75% do gasto elexible, no marco do Programa de Desenvolvemento Rural (PDR) Galicia 2014-2020. A actuación enmárcase dentro do Programa de Desenvolvemento Rural na Medida 07 Servizos básicos e renovación de poboacións en zonas rurais , Submedida 7.2 Apoio ós investimentos na creación, mellora ou ampliación de todo tipo de pequenas infraestruturas, incluidos os investimentos en enerxías renovables e aforro enerxético e Prioridade 6 de Desenvolvemento Rural Fomentar a inclusión social, a redución da pobreza e o desenvolvemento económico nas zonas rurais. Europa inviste no rural.</text:p>
          </table:table-cell>
          <table:table-cell table:style-name="ce0" office:value-type="string">
            <text:p>Abertos</text:p>
          </table:table-cell>
          <table:table-cell table:style-name="ce0" office:value-type="string">
            <text:p>_</text:p>
          </table:table-cell>
          <table:table-cell table:style-name="ce0" office:value-type="string">
            <text:p>348.427,93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A proposición presentarase a través do Sistema de Licitación Electrónica da Xunta de Galicia (SILEX). Para consultas sobre aspectos técnicos e de carácter informático relacionados coa presentación da proposición a través do dito Sistema, os interesados poderán expoñelas a través do formulario dispoñible na páxina principal da plataforma do SILEX, no enderezo www.conselleriadefacenda.es/silex, na súa parte inferior, en "Atención ao usuario", que lles redirixirá ao "Asistente en liña de administración electrón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1174</text:p>
          </table:table-cell>
          <table:table-cell table:style-name="ce0" office:value-type="string">
            <text:p>Por agora, non existen derivados deste acordo marco.</text:p>
          </table:table-cell>
          <table:table-cell table:style-name="ce0" office:value-type="string">
            <text:p>02-10-2020 09:20</text:p>
          </table:table-cell>
          <table:table-cell table:style-name="ce0" office:value-type="string">
            <text:p>PR RWEB01 2020/1342838</text:p>
          </table:table-cell>
          <table:table-cell table:style-name="ce0" office:value-type="string">
            <text:p>02/11/2020 14:00</text:p>
          </table:table-cell>
          <table:table-cell table:style-name="ce0" office:value-type="string">
            <text:p>http://www.conselleriadefacenda.es/silex</text:p>
          </table:table-cell>
          <table:table-cell table:style-name="ce0" office:value-type="string">
            <text:p>As proposicións presentaranse únicamente a través do Sistema de Licitación electrónica da Xunta de Galicia (SILEX)</text:p>
          </table:table-cell>
          <table:table-cell table:style-name="ce0" office:value-type="string">
            <text:p>Acto - Non Público - Mesa A, documentación xeral</text:p>
          </table:table-cell>
          <table:table-cell table:style-name="ce0" office:value-type="string">
            <text:p>Augas de Galicia en modalidade a distancia</text:p>
          </table:table-cell>
          <table:table-cell table:style-name="ce0" office:value-type="string">
            <text:p>05/11/2020 10:00</text:p>
          </table:table-cell>
          <table:table-cell table:style-name="ce0" office:value-type="string">
            <text:p>Acto - Público - Mesa B, documentación criterios non avaliables de forma automática</text:p>
          </table:table-cell>
          <table:table-cell table:style-name="ce0" office:value-type="string">
            <text:p>Augas de Galicia en modalidade a distancia</text:p>
          </table:table-cell>
          <table:table-cell table:style-name="ce0" office:value-type="string">
            <text:p>12/11/2020 10:00</text:p>
          </table:table-cell>
          <table:table-cell table:style-name="ce0" office:value-type="string">
            <text:p>Acto - Público - Mesa C, documentación criterios avaliables de forma automática.</text:p>
          </table:table-cell>
          <table:table-cell table:style-name="ce0" office:value-type="string">
            <text:p>Augas de Galicia en modalidade a distancia. As empresas licitadoras interesadas na asistencia telemática á reunión para a apertura do arquivo electrónico C, deberán cursar solicitude expresa a través do correo electrónico mesas.augas@xunta.gal dentro dos 15 días naturais seguintes á celebración do acto de apertura do arquivo electrónico B</text:p>
          </table:table-cell>
          <table:table-cell table:style-name="ce0" office:value-type="string">
            <text:p/>
          </table:table-cell>
          <table:table-cell table:style-name="ce0" office:value-type="string">
            <text:p/>
          </table:table-cell>
          <table:table-cell table:style-name="ce0"/>
          <table:table-cell table:number-columns-repeated="992"/>
        </table:table-row>
        <table:table-row>
          <table:table-cell table:style-name="ce0" office:value-type="float" office:value="779643">
            <text:p>779643</text:p>
          </table:table-cell>
          <table:table-cell table:style-name="ce0" office:value-type="string">
            <text:p>608A-20 Contratación en modo servizo dun sistema de xestión de información de laboratorio (LIMS) para a Área de Infraestruturas de Investigación da USC</text:p>
          </table:table-cell>
          <table:table-cell table:style-name="ce0" office:value-type="string">
            <text:p>Abertos</text:p>
          </table:table-cell>
          <table:table-cell table:style-name="ce0" office:value-type="string">
            <text:p>_</text:p>
          </table:table-cell>
          <table:table-cell table:style-name="ce0" office:value-type="string">
            <text:p>76.423,6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1. GARANTÍA Para este expediente non será necesario presentar garantía provisional 2. ARQUIVO ELECTRÓNICO B Para este expediente non se presentará arquivo electrónico B. 3. ANEXOS III E IV Os Anexos III e IV que deben presentarse no arquivo electrónico C, deberán asinarse en todas as páxinas. 4. OBRIGA DE INSCRICIÓN NUN REXISTRO DE CONTRATISTAS Tal como establece a disposición adicional decimosexta da LCSP, como requisito para a tramitación de procedementos de adxudicación de contratos por medios electrónicos, os licitadores deberán estar inscritos no Rexistro Oficial de Licitadores e Empresas Clasificadas do Sector Público, ou no Rexistro Xeral de Contratistas da Comunidade Autónoma de Galicia ou ter solicitada a inscrición antes do remate do prazo de presentación de ofertas.</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43</text:p>
          </table:table-cell>
          <table:table-cell table:style-name="ce0" office:value-type="string">
            <text:p>Por agora, non existen derivados deste acordo marco.</text:p>
          </table:table-cell>
          <table:table-cell table:style-name="ce0" office:value-type="string">
            <text:p>02-10-2020 14:51</text:p>
          </table:table-cell>
          <table:table-cell table:style-name="ce0" office:value-type="string">
            <text:p>PR RWEB01 2020/1348015</text:p>
          </table:table-cell>
          <table:table-cell table:style-name="ce0" office:value-type="string">
            <text:p>19/10/2020 14:00</text:p>
          </table:table-cell>
          <table:table-cell table:style-name="ce0" office:value-type="string">
            <text:p>http://www.conselleriadefacenda.es/silex</text:p>
          </table:table-cell>
          <table:table-cell table:style-name="ce0" office:value-type="string">
            <text:p>Só ofertas electrónicas. Presentación a través da plataforma electrónica SILEX</text:p>
          </table:table-cell>
          <table:table-cell table:style-name="ce0" office:value-type="string">
            <text:p>Acto - Non Público - Apertura de documentación administrativa (Arquivo electrónico A)</text:p>
          </table:table-cell>
          <table:table-cell table:style-name="ce0" office:value-type="string">
            <text:p>Sala de Xuntas. Casa da Balconada</text:p>
          </table:table-cell>
          <table:table-cell table:style-name="ce0" office:value-type="string">
            <text:p>21/10/2020 09:30</text:p>
          </table:table-cell>
          <table:table-cell table:style-name="ce0" office:value-type="string">
            <text:p>Acto - Público - Apertura de proposta económica e criterios avaliables de forma automática (Arquivo electrónico C)</text:p>
          </table:table-cell>
          <table:table-cell table:style-name="ce0" office:value-type="string">
            <text:p>Sala de Xuntas. Casa da Balconada</text:p>
          </table:table-cell>
          <table:table-cell table:style-name="ce0" office:value-type="string">
            <text:p>27/10/2020 09:3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number-columns-repeated="992"/>
        </table:table-row>
        <table:table-row>
          <table:table-cell table:style-name="ce0" office:value-type="float" office:value="779656">
            <text:p>779656</text:p>
          </table:table-cell>
          <table:table-cell table:style-name="ce0" office:value-type="string">
            <text:p>AMT-2020-0100:Servizo de xestión do ciclo de vida de aplicacións</text:p>
          </table:table-cell>
          <table:table-cell table:style-name="ce0" office:value-type="string">
            <text:p>Abertos</text:p>
          </table:table-cell>
          <table:table-cell table:style-name="ce0" office:value-type="string">
            <text:p>_</text:p>
          </table:table-cell>
          <table:table-cell table:style-name="ce0" office:value-type="string">
            <text:p>618.552,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15/10/2020: publicada corrección de erros no prego de prescricións técnicas. Esta corrección non afecta ao prazo de presentación das ofertas</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56</text:p>
          </table:table-cell>
          <table:table-cell table:style-name="ce0" office:value-type="string">
            <text:p>Por agora, non existen derivados deste acordo marco.</text:p>
          </table:table-cell>
          <table:table-cell table:style-name="ce0" office:value-type="string">
            <text:p>01-10-2020 14:32</text:p>
          </table:table-cell>
          <table:table-cell table:style-name="ce0" office:value-type="string">
            <text:p>PR RWEB01 2020/1339080</text:p>
          </table:table-cell>
          <table:table-cell table:style-name="ce0" office:value-type="string">
            <text:p>05/11/2020 14:00</text:p>
          </table:table-cell>
          <table:table-cell table:style-name="ce0" office:value-type="string">
            <text:p>https://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57">
            <text:p>779657</text:p>
          </table:table-cell>
          <table:table-cell table:style-name="ce0" office:value-type="string">
            <text:p>Servicio de limpieza del colegio CEIP de Celeiro</text:p>
          </table:table-cell>
          <table:table-cell table:style-name="ce0" office:value-type="string">
            <text:p>Aberto simplificado</text:p>
          </table:table-cell>
          <table:table-cell table:style-name="ce0" office:value-type="string">
            <text:p>_</text:p>
          </table:table-cell>
          <table:table-cell table:style-name="ce0" office:value-type="string">
            <text:p>80.751,09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57</text:p>
          </table:table-cell>
          <table:table-cell table:style-name="ce0" office:value-type="string">
            <text:p>Por agora, non existen derivados deste acordo marco.</text:p>
          </table:table-cell>
          <table:table-cell table:style-name="ce0" office:value-type="string">
            <text:p>01-10-2020 14:56</text:p>
          </table:table-cell>
          <table:table-cell table:style-name="ce0" office:value-type="string">
            <text:p>PR RWEB01 2020/1339323</text:p>
          </table:table-cell>
          <table:table-cell table:style-name="ce0" office:value-type="string">
            <text:p>Registro del Ayuntamiento de Viveiro Plaza Mayor, 19-20 Viveiro (Lugo)</text:p>
          </table:table-cell>
          <table:table-cell table:style-name="ce0" office:value-type="string">
            <text:p>16/10/2020 14: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10-15T16:10:11+02:00</meta:creation-date>
    <dc:date>2020-10-15T16:10:11+02:00</dc:date>
    <dc:title>Untitled Spreadsheet</dc:title>
    <dc:description/>
    <dc:subject/>
    <meta:keyword/>
    <meta:user-defined meta:name="Company">Microsoft Corporation</meta:user-defined>
    <meta:user-defined meta:name="category"/>
  </office:meta>
</office:document-meta>
</file>